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MTT1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ce25" style:family="table-cell" style:parent-style-name="Default">
      <style:table-cell-properties fo:border-bottom="0.002cm solid #000000" fo:border-left="none" fo:border-right="0.002cm solid #000000" fo:border-top="0.002cm solid #000000"/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TT12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number-columns-repeated="2" table:default-cell-style-name="ce14"/>
        <table:table-column table:style-name="co1" table:number-columns-repeated="247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table:style-name="ce2" office:value-type="string" table:number-columns-spanned="6" table:number-rows-spanned="1">
            <text:p>Facturació d'energia elèctrica per la construcció. Balears</text:p>
          </table:table-cell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table-cell table:style-name="ce3" table:number-columns-repeated="7"/>
          <table:table-cell table:number-columns-repeated="243"/>
        </table:table-row>
        <table:table-row table:style-name="ro1">
          <table:table-cell/>
          <table:table-cell table:style-name="ce2" office:value-type="string" table:number-columns-spanned="2" table:number-rows-spanned="1">
            <text:p>Font : GESA</text:p>
          </table:table-cell>
          <table:covered-table-cell table:style-name="Default"/>
          <table:table-cell table:style-name="ce3" table:number-columns-spanned="11" table:number-rows-spanned="1"/>
          <table:covered-table-cell/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 table:number-columns-repeated="4"/>
          <table:table-cell table:number-columns-repeated="243"/>
        </table:table-row>
        <table:table-row table:style-name="ro1">
          <table:table-cell/>
          <table:table-cell table:style-name="ce2" office:value-type="string" table:number-columns-spanned="2" table:number-rows-spanned="1">
            <text:p>Unitats : MWh</text:p>
          </table:table-cell>
          <table:covered-table-cell table:style-name="Default"/>
          <table:table-cell table:style-name="ce3" table:number-columns-spanned="11" table:number-rows-spanned="1"/>
          <table:covered-table-cell/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 table:number-columns-repeated="4"/>
          <table:table-cell table:number-columns-repeated="243"/>
        </table:table-row>
        <table:table-row table:style-name="ro1">
          <table:table-cell/>
          <table:table-cell table:style-name="ce3"/>
          <table:table-cell table:style-name="ce3" table:number-columns-spanned="12" table:number-rows-spanned="1"/>
          <table:covered-table-cell table:style-name="Default"/>
          <table:covered-table-cell/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 table:number-columns-repeated="4"/>
          <table:table-cell table:number-columns-repeated="243"/>
        </table:table-row>
        <table:table-row table:style-name="ro1">
          <table:table-cell/>
          <table:table-cell table:style-name="ce3"/>
          <table:table-cell table:style-name="ce4" office:value-type="string">
            <text:p>gener</text:p>
          </table:table-cell>
          <table:table-cell table:style-name="ce4" office:value-type="string">
            <text:p>febrer</text:p>
          </table:table-cell>
          <table:table-cell table:style-name="ce4" office:value-type="string">
            <text:p>març</text:p>
          </table:table-cell>
          <table:table-cell table:style-name="ce4" office:value-type="string">
            <text:p>abril</text:p>
          </table:table-cell>
          <table:table-cell table:style-name="ce4" office:value-type="string">
            <text:p>maig</text:p>
          </table:table-cell>
          <table:table-cell table:style-name="ce4" office:value-type="string">
            <text:p>juny</text:p>
          </table:table-cell>
          <table:table-cell table:style-name="ce4" office:value-type="string">
            <text:p>juliol</text:p>
          </table:table-cell>
          <table:table-cell table:style-name="ce4" office:value-type="string">
            <text:p>agost</text:p>
          </table:table-cell>
          <table:table-cell table:style-name="ce4" office:value-type="string">
            <text:p>set.</text:p>
          </table:table-cell>
          <table:table-cell table:style-name="ce4" office:value-type="string">
            <text:p>oct.</text:p>
          </table:table-cell>
          <table:table-cell table:style-name="ce4" office:value-type="string">
            <text:p>nov.</text:p>
          </table:table-cell>
          <table:table-cell table:style-name="ce4" office:value-type="string">
            <text:p>des.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0">
            <text:p>2000</text:p>
          </table:table-cell>
          <table:table-cell table:style-name="ce2" office:value-type="float" office:value="2851">
            <text:p>2851</text:p>
          </table:table-cell>
          <table:table-cell table:style-name="ce2" office:value-type="float" office:value="3730">
            <text:p>3730</text:p>
          </table:table-cell>
          <table:table-cell table:style-name="ce2" office:value-type="float" office:value="2970">
            <text:p>2970</text:p>
          </table:table-cell>
          <table:table-cell table:style-name="ce2" office:value-type="float" office:value="2974">
            <text:p>2974</text:p>
          </table:table-cell>
          <table:table-cell table:style-name="ce2" office:value-type="float" office:value="3461">
            <text:p>3461</text:p>
          </table:table-cell>
          <table:table-cell table:style-name="ce2" office:value-type="float" office:value="3589">
            <text:p>3589</text:p>
          </table:table-cell>
          <table:table-cell table:style-name="ce2" office:value-type="float" office:value="3285">
            <text:p>3285</text:p>
          </table:table-cell>
          <table:table-cell table:style-name="ce2" office:value-type="float" office:value="3917">
            <text:p>3917</text:p>
          </table:table-cell>
          <table:table-cell table:style-name="ce2" office:value-type="float" office:value="3804">
            <text:p>3804</text:p>
          </table:table-cell>
          <table:table-cell table:style-name="ce2" office:value-type="float" office:value="3865">
            <text:p>3865</text:p>
          </table:table-cell>
          <table:table-cell table:style-name="ce2" office:value-type="float" office:value="4055">
            <text:p>4055</text:p>
          </table:table-cell>
          <table:table-cell table:style-name="ce2" office:value-type="float" office:value="3997">
            <text:p>3997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1">
            <text:p>2001</text:p>
          </table:table-cell>
          <table:table-cell table:style-name="ce2" office:value-type="float" office:value="4833">
            <text:p>4833</text:p>
          </table:table-cell>
          <table:table-cell table:style-name="ce2" office:value-type="float" office:value="3543">
            <text:p>3543</text:p>
          </table:table-cell>
          <table:table-cell table:style-name="ce2" office:value-type="float" office:value="4087">
            <text:p>4087</text:p>
          </table:table-cell>
          <table:table-cell table:style-name="ce2" office:value-type="float" office:value="3806">
            <text:p>3806</text:p>
          </table:table-cell>
          <table:table-cell table:style-name="ce2" office:value-type="float" office:value="3306">
            <text:p>3306</text:p>
          </table:table-cell>
          <table:table-cell table:style-name="ce2" office:value-type="float" office:value="4023">
            <text:p>4023</text:p>
          </table:table-cell>
          <table:table-cell table:style-name="ce2" office:value-type="float" office:value="3687">
            <text:p>3687</text:p>
          </table:table-cell>
          <table:table-cell table:style-name="ce2" office:value-type="float" office:value="4602">
            <text:p>4602</text:p>
          </table:table-cell>
          <table:table-cell table:style-name="ce2" office:value-type="float" office:value="4385">
            <text:p>4385</text:p>
          </table:table-cell>
          <table:table-cell table:style-name="ce2" office:value-type="float" office:value="4032">
            <text:p>4032</text:p>
          </table:table-cell>
          <table:table-cell table:style-name="ce2" office:value-type="float" office:value="3434">
            <text:p>3434</text:p>
          </table:table-cell>
          <table:table-cell table:style-name="ce2" office:value-type="float" office:value="4169">
            <text:p>4169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2">
            <text:p>2002</text:p>
          </table:table-cell>
          <table:table-cell table:style-name="ce2" office:value-type="float" office:value="4489">
            <text:p>4489</text:p>
          </table:table-cell>
          <table:table-cell table:style-name="ce2" office:value-type="float" office:value="5130">
            <text:p>5130</text:p>
          </table:table-cell>
          <table:table-cell table:style-name="ce2" office:value-type="float" office:value="4788">
            <text:p>4788</text:p>
          </table:table-cell>
          <table:table-cell table:style-name="ce2" office:value-type="float" office:value="5916">
            <text:p>5916</text:p>
          </table:table-cell>
          <table:table-cell table:style-name="ce2" office:value-type="float" office:value="5567">
            <text:p>5567</text:p>
          </table:table-cell>
          <table:table-cell table:style-name="ce2" office:value-type="float" office:value="5690">
            <text:p>5690</text:p>
          </table:table-cell>
          <table:table-cell table:style-name="ce2" office:value-type="float" office:value="4098">
            <text:p>4098</text:p>
          </table:table-cell>
          <table:table-cell table:style-name="ce2" office:value-type="float" office:value="4458">
            <text:p>4458</text:p>
          </table:table-cell>
          <table:table-cell table:style-name="ce2" office:value-type="float" office:value="4029">
            <text:p>4029</text:p>
          </table:table-cell>
          <table:table-cell table:style-name="ce2" office:value-type="float" office:value="5927">
            <text:p>5927</text:p>
          </table:table-cell>
          <table:table-cell table:style-name="ce2" office:value-type="float" office:value="4009">
            <text:p>4009</text:p>
          </table:table-cell>
          <table:table-cell table:style-name="ce2" office:value-type="float" office:value="4931">
            <text:p>4931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3">
            <text:p>2003</text:p>
          </table:table-cell>
          <table:table-cell table:style-name="ce2" office:value-type="float" office:value="4587">
            <text:p>4587</text:p>
          </table:table-cell>
          <table:table-cell table:style-name="ce2" office:value-type="float" office:value="4011">
            <text:p>4011</text:p>
          </table:table-cell>
          <table:table-cell table:style-name="ce2" office:value-type="float" office:value="5115">
            <text:p>5115</text:p>
          </table:table-cell>
          <table:table-cell table:style-name="ce2" office:value-type="float" office:value="4442">
            <text:p>4442</text:p>
          </table:table-cell>
          <table:table-cell table:style-name="ce2" office:value-type="float" office:value="4206">
            <text:p>4206</text:p>
          </table:table-cell>
          <table:table-cell table:style-name="ce2" office:value-type="float" office:value="4091">
            <text:p>4091</text:p>
          </table:table-cell>
          <table:table-cell table:style-name="ce2" office:value-type="float" office:value="4533">
            <text:p>4533</text:p>
          </table:table-cell>
          <table:table-cell table:style-name="ce2" office:value-type="float" office:value="5376">
            <text:p>5376</text:p>
          </table:table-cell>
          <table:table-cell table:style-name="ce2" office:value-type="float" office:value="6340">
            <text:p>6340</text:p>
          </table:table-cell>
          <table:table-cell table:style-name="ce2" office:value-type="float" office:value="4921">
            <text:p>4921</text:p>
          </table:table-cell>
          <table:table-cell table:style-name="ce2" office:value-type="float" office:value="3539">
            <text:p>3539</text:p>
          </table:table-cell>
          <table:table-cell table:style-name="ce2" office:value-type="float" office:value="4844">
            <text:p>4844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4">
            <text:p>2004</text:p>
          </table:table-cell>
          <table:table-cell table:style-name="ce2" office:value-type="float" office:value="3962">
            <text:p>3962</text:p>
          </table:table-cell>
          <table:table-cell table:style-name="ce2" office:value-type="float" office:value="6778">
            <text:p>6778</text:p>
          </table:table-cell>
          <table:table-cell table:style-name="ce2" office:value-type="float" office:value="4670">
            <text:p>4670</text:p>
          </table:table-cell>
          <table:table-cell table:style-name="ce2" office:value-type="float" office:value="5014">
            <text:p>5014</text:p>
          </table:table-cell>
          <table:table-cell table:style-name="ce2" office:value-type="float" office:value="4461">
            <text:p>4461</text:p>
          </table:table-cell>
          <table:table-cell table:style-name="ce2" office:value-type="float" office:value="5432">
            <text:p>5432</text:p>
          </table:table-cell>
          <table:table-cell table:style-name="ce2" office:value-type="float" office:value="4532">
            <text:p>4532</text:p>
          </table:table-cell>
          <table:table-cell table:style-name="ce2" office:value-type="float" office:value="7240">
            <text:p>7240</text:p>
          </table:table-cell>
          <table:table-cell table:style-name="ce2" office:value-type="float" office:value="5844">
            <text:p>5844</text:p>
          </table:table-cell>
          <table:table-cell table:style-name="ce2" office:value-type="float" office:value="5111">
            <text:p>5111</text:p>
          </table:table-cell>
          <table:table-cell table:style-name="ce2" office:value-type="float" office:value="4657">
            <text:p>4657</text:p>
          </table:table-cell>
          <table:table-cell table:style-name="ce2" office:value-type="float" office:value="4824">
            <text:p>4824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5">
            <text:p>2005</text:p>
          </table:table-cell>
          <table:table-cell table:style-name="ce2" office:value-type="float" office:value="4105">
            <text:p>4105</text:p>
          </table:table-cell>
          <table:table-cell table:style-name="ce2" office:value-type="float" office:value="5748">
            <text:p>5748</text:p>
          </table:table-cell>
          <table:table-cell table:style-name="ce2" office:value-type="float" office:value="5783">
            <text:p>5783</text:p>
          </table:table-cell>
          <table:table-cell table:style-name="ce2" office:value-type="float" office:value="6073">
            <text:p>6073</text:p>
          </table:table-cell>
          <table:table-cell table:style-name="ce2" office:value-type="float" office:value="4318">
            <text:p>4318</text:p>
          </table:table-cell>
          <table:table-cell table:style-name="ce2" office:value-type="float" office:value="5576">
            <text:p>5576</text:p>
          </table:table-cell>
          <table:table-cell table:style-name="ce2" office:value-type="float" office:value="4525">
            <text:p>4525</text:p>
          </table:table-cell>
          <table:table-cell table:style-name="ce2" office:value-type="float" office:value="5906">
            <text:p>5906</text:p>
          </table:table-cell>
          <table:table-cell table:style-name="ce2" office:value-type="float" office:value="5189">
            <text:p>5189</text:p>
          </table:table-cell>
          <table:table-cell table:style-name="ce2" office:value-type="float" office:value="5327">
            <text:p>5327</text:p>
          </table:table-cell>
          <table:table-cell table:style-name="ce2" office:value-type="float" office:value="4436">
            <text:p>4436</text:p>
          </table:table-cell>
          <table:table-cell table:style-name="ce2" office:value-type="float" office:value="5411">
            <text:p>5411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2" office:value-type="float" office:value="4945">
            <text:p>4945</text:p>
          </table:table-cell>
          <table:table-cell table:style-name="ce2" office:value-type="float" office:value="5875">
            <text:p>5875</text:p>
          </table:table-cell>
          <table:table-cell table:style-name="ce2" office:value-type="float" office:value="6616">
            <text:p>6616</text:p>
          </table:table-cell>
          <table:table-cell table:style-name="ce2" office:value-type="float" office:value="5369">
            <text:p>5369</text:p>
          </table:table-cell>
          <table:table-cell table:style-name="ce2" office:value-type="float" office:value="4517">
            <text:p>4517</text:p>
          </table:table-cell>
          <table:table-cell table:style-name="ce2" office:value-type="float" office:value="5431">
            <text:p>5431</text:p>
          </table:table-cell>
          <table:table-cell table:style-name="ce2" office:value-type="float" office:value="4749">
            <text:p>4749</text:p>
          </table:table-cell>
          <table:table-cell table:style-name="ce2" office:value-type="float" office:value="6187">
            <text:p>6187</text:p>
          </table:table-cell>
          <table:table-cell table:style-name="ce2" office:value-type="float" office:value="5192">
            <text:p>5192</text:p>
          </table:table-cell>
          <table:table-cell table:style-name="ce2" office:value-type="float" office:value="5288">
            <text:p>5288</text:p>
          </table:table-cell>
          <table:table-cell table:style-name="ce2" office:value-type="float" office:value="5039">
            <text:p>5039</text:p>
          </table:table-cell>
          <table:table-cell table:style-name="ce2" office:value-type="float" office:value="4759">
            <text:p>4759</text:p>
          </table:table-cell>
          <table:table-cell table:number-columns-repeated="243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table:style-name="ce2" office:value-type="string" table:number-columns-spanned="3" table:number-rows-spanned="1">
            <text:p>Habitatges iniciats</text:p>
          </table:table-cell>
          <table:covered-table-cell table:style-name="Default"/>
          <table:covered-table-cell table:style-name="Default"/>
          <table:table-cell table:style-name="ce3" table:number-columns-repeated="10"/>
          <table:table-cell table:number-columns-repeated="243"/>
        </table:table-row>
        <table:table-row table:style-name="ro1">
          <table:table-cell/>
          <table:table-cell table:style-name="ce3" table:number-columns-spanned="2" table:number-rows-spanned="1"/>
          <table:covered-table-cell table:style-name="Default"/>
          <table:table-cell table:style-name="ce3" table:number-columns-spanned="254" table:number-rows-spanned="1"/>
          <table:covered-table-cell/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 table:number-columns-repeated="247"/>
        </table:table-row>
        <table:table-row table:style-name="ro1">
          <table:table-cell/>
          <table:table-cell table:style-name="ce2" office:value-type="string" table:number-columns-spanned="3" table:number-rows-spanned="1">
            <text:p>Font: Ministeri d'Habitatge</text:p>
          </table:table-cell>
          <table:covered-table-cell table:style-name="Default"/>
          <table:covered-table-cell table:style-name="Default"/>
          <table:table-cell table:style-name="ce3" table:number-columns-spanned="253" table:number-rows-spanned="1"/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 table:number-columns-repeated="247"/>
        </table:table-row>
        <table:table-row table:style-name="ro1">
          <table:table-cell/>
          <table:table-cell table:style-name="ce2" office:value-type="string" table:number-columns-spanned="3" table:number-rows-spanned="1">
            <text:p>Unitats: unitats d'habitatges</text:p>
          </table:table-cell>
          <table:covered-table-cell table:style-name="Default"/>
          <table:covered-table-cell table:style-name="Default"/>
          <table:table-cell table:style-name="ce3" table:number-columns-spanned="253" table:number-rows-spanned="1"/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 table:number-columns-repeated="247"/>
        </table:table-row>
        <table:table-row table:style-name="ro1">
          <table:table-cell/>
          <table:table-cell table:style-name="ce3" table:number-columns-spanned="2" table:number-rows-spanned="1"/>
          <table:covered-table-cell table:style-name="Default"/>
          <table:table-cell table:style-name="ce3" table:number-columns-spanned="254" table:number-rows-spanned="1"/>
          <table:covered-table-cell/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 table:number-columns-repeated="247"/>
        </table:table-row>
        <table:table-row table:style-name="ro1">
          <table:table-cell/>
          <table:table-cell table:style-name="ce3"/>
          <table:table-cell table:style-name="ce4" office:value-type="string">
            <text:p>gener</text:p>
          </table:table-cell>
          <table:table-cell table:style-name="ce4" office:value-type="string">
            <text:p>febrer</text:p>
          </table:table-cell>
          <table:table-cell table:style-name="ce4" office:value-type="string">
            <text:p>març</text:p>
          </table:table-cell>
          <table:table-cell table:style-name="ce4" office:value-type="string">
            <text:p>abril</text:p>
          </table:table-cell>
          <table:table-cell table:style-name="ce4" office:value-type="string">
            <text:p>maig</text:p>
          </table:table-cell>
          <table:table-cell table:style-name="ce4" office:value-type="string">
            <text:p>juny</text:p>
          </table:table-cell>
          <table:table-cell table:style-name="ce4" office:value-type="string">
            <text:p>juliol</text:p>
          </table:table-cell>
          <table:table-cell table:style-name="ce4" office:value-type="string">
            <text:p>agost</text:p>
          </table:table-cell>
          <table:table-cell table:style-name="ce4" office:value-type="string">
            <text:p>set.</text:p>
          </table:table-cell>
          <table:table-cell table:style-name="ce4" office:value-type="string">
            <text:p>oct.</text:p>
          </table:table-cell>
          <table:table-cell table:style-name="ce4" office:value-type="string">
            <text:p>nov.</text:p>
          </table:table-cell>
          <table:table-cell table:style-name="ce4" office:value-type="string">
            <text:p>des.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0">
            <text:p>2000</text:p>
          </table:table-cell>
          <table:table-cell table:style-name="ce8" office:value-type="float" office:value="1198">
            <text:p>1198</text:p>
          </table:table-cell>
          <table:table-cell table:style-name="ce8" office:value-type="float" office:value="1186">
            <text:p>1186</text:p>
          </table:table-cell>
          <table:table-cell table:style-name="ce8" office:value-type="float" office:value="1180">
            <text:p>1180</text:p>
          </table:table-cell>
          <table:table-cell table:style-name="ce8" office:value-type="float" office:value="862">
            <text:p>862</text:p>
          </table:table-cell>
          <table:table-cell table:style-name="ce8" office:value-type="float" office:value="1130">
            <text:p>1130</text:p>
          </table:table-cell>
          <table:table-cell table:style-name="ce8" office:value-type="float" office:value="1160">
            <text:p>1160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945">
            <text:p>945</text:p>
          </table:table-cell>
          <table:table-cell table:style-name="ce8" office:value-type="float" office:value="1127">
            <text:p>1127</text:p>
          </table:table-cell>
          <table:table-cell table:style-name="ce8" office:value-type="float" office:value="1204">
            <text:p>1204</text:p>
          </table:table-cell>
          <table:table-cell table:style-name="ce8" office:value-type="float" office:value="543">
            <text:p>543</text:p>
          </table:table-cell>
          <table:table-cell table:style-name="ce8" office:value-type="float" office:value="939">
            <text:p>939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1">
            <text:p>2001</text:p>
          </table:table-cell>
          <table:table-cell table:style-name="ce8" office:value-type="float" office:value="917">
            <text:p>917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991">
            <text:p>991</text:p>
          </table:table-cell>
          <table:table-cell table:style-name="ce8" office:value-type="float" office:value="1042">
            <text:p>1042</text:p>
          </table:table-cell>
          <table:table-cell table:style-name="ce8" office:value-type="float" office:value="976">
            <text:p>976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1109">
            <text:p>1109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827">
            <text:p>827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2">
            <text:p>2002</text:p>
          </table:table-cell>
          <table:table-cell table:style-name="ce8" office:value-type="float" office:value="990">
            <text:p>990</text:p>
          </table:table-cell>
          <table:table-cell table:style-name="ce8" office:value-type="float" office:value="597">
            <text:p>597</text:p>
          </table:table-cell>
          <table:table-cell table:style-name="ce8" office:value-type="float" office:value="1625">
            <text:p>1625</text:p>
          </table:table-cell>
          <table:table-cell table:style-name="ce8" office:value-type="float" office:value="1667">
            <text:p>1667</text:p>
          </table:table-cell>
          <table:table-cell table:style-name="ce8" office:value-type="float" office:value="1134">
            <text:p>1134</text:p>
          </table:table-cell>
          <table:table-cell table:style-name="ce8" office:value-type="float" office:value="703">
            <text:p>703</text:p>
          </table:table-cell>
          <table:table-cell table:style-name="ce8" office:value-type="float" office:value="592">
            <text:p>592</text:p>
          </table:table-cell>
          <table:table-cell table:style-name="ce8" office:value-type="float" office:value="540">
            <text:p>540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774">
            <text:p>774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3">
            <text:p>2003</text:p>
          </table:table-cell>
          <table:table-cell table:style-name="ce8" office:value-type="float" office:value="746">
            <text:p>746</text:p>
          </table:table-cell>
          <table:table-cell table:style-name="ce8" office:value-type="float" office:value="658">
            <text:p>65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35">
            <text:p>335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762">
            <text:p>762</text:p>
          </table:table-cell>
          <table:table-cell table:style-name="ce8" office:value-type="float" office:value="518">
            <text:p>518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315">
            <text:p>315</text:p>
          </table:table-cell>
          <table:table-cell table:style-name="ce8" office:value-type="float" office:value="347">
            <text:p>347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4">
            <text:p>2004</text:p>
          </table:table-cell>
          <table:table-cell table:style-name="ce8" office:value-type="float" office:value="675">
            <text:p>675</text:p>
          </table:table-cell>
          <table:table-cell table:style-name="ce8" office:value-type="float" office:value="622">
            <text:p>622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714">
            <text:p>714</text:p>
          </table:table-cell>
          <table:table-cell table:style-name="ce8" office:value-type="float" office:value="782">
            <text:p>782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877">
            <text:p>877</text:p>
          </table:table-cell>
          <table:table-cell table:style-name="ce8" office:value-type="float" office:value="939">
            <text:p>939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722">
            <text:p>722</text:p>
          </table:table-cell>
          <table:table-cell table:style-name="ce8" office:value-type="float" office:value="876">
            <text:p>876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5">
            <text:p>2005</text:p>
          </table:table-cell>
          <table:table-cell table:style-name="ce8" office:value-type="float" office:value="1429">
            <text:p>1429</text:p>
          </table:table-cell>
          <table:table-cell table:style-name="ce8" office:value-type="float" office:value="863">
            <text:p>863</text:p>
          </table:table-cell>
          <table:table-cell table:style-name="ce8" office:value-type="float" office:value="917">
            <text:p>917</text:p>
          </table:table-cell>
          <table:table-cell table:style-name="ce8" office:value-type="float" office:value="678">
            <text:p>678</text:p>
          </table:table-cell>
          <table:table-cell table:style-name="ce8" office:value-type="float" office:value="910">
            <text:p>910</text:p>
          </table:table-cell>
          <table:table-cell table:style-name="ce8" office:value-type="float" office:value="1068">
            <text:p>1068</text:p>
          </table:table-cell>
          <table:table-cell table:style-name="ce8" office:value-type="float" office:value="905">
            <text:p>905</text:p>
          </table:table-cell>
          <table:table-cell table:style-name="ce8" office:value-type="float" office:value="664">
            <text:p>664</text:p>
          </table:table-cell>
          <table:table-cell table:style-name="ce8" office:value-type="float" office:value="971">
            <text:p>971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440">
            <text:p>440</text:p>
          </table:table-cell>
          <table:table-cell table:style-name="ce8" office:value-type="float" office:value="1065">
            <text:p>1065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8" office:value-type="float" office:value="1182">
            <text:p>1182</text:p>
          </table:table-cell>
          <table:table-cell table:style-name="ce8" office:value-type="float" office:value="1280">
            <text:p>1280</text:p>
          </table:table-cell>
          <table:table-cell table:style-name="ce8" office:value-type="float" office:value="932">
            <text:p>932</text:p>
          </table:table-cell>
          <table:table-cell table:style-name="ce8" office:value-type="float" office:value="1078">
            <text:p>1078</text:p>
          </table:table-cell>
          <table:table-cell table:style-name="ce8" office:value-type="float" office:value="1150">
            <text:p>1150</text:p>
          </table:table-cell>
          <table:table-cell table:style-name="ce8" office:value-type="float" office:value="950">
            <text:p>950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1232">
            <text:p>1232</text:p>
          </table:table-cell>
          <table:table-cell table:style-name="ce8" office:value-type="float" office:value="1155">
            <text:p>1155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005">
            <text:p>1005</text:p>
          </table:table-cell>
          <table:table-cell table:style-name="ce8" office:value-type="float" office:value="1295">
            <text:p>1295</text:p>
          </table:table-cell>
          <table:table-cell table:number-columns-repeated="243"/>
        </table:table-row>
        <table:table-row table:style-name="ro1" table:number-rows-repeated="6">
          <table:table-cell/>
          <table:table-cell table:style-name="ce2"/>
          <table:table-cell table:style-name="ce8" table:number-columns-repeated="12"/>
          <table:table-cell table:number-columns-repeated="243"/>
        </table:table-row>
        <table:table-row table:style-name="ro2">
          <table:table-cell/>
          <table:table-cell table:style-name="ce5" office:value-type="string">
            <text:p>Habitatges iniciats</text:p>
          </table:table-cell>
          <table:table-cell table:style-name="ce5" office:value-type="string">
            <text:p>Consum elèctric</text:p>
          </table:table-cell>
          <table:table-cell table:style-name="ce11" office:value-type="string">
            <text:p>Suma</text:p>
          </table:table-cell>
          <table:table-cell/>
          <table:table-cell table:style-name="ce11" office:value-type="string">
            <text:p>eij</text:p>
          </table:table-cell>
          <table:table-cell table:style-name="ce11" office:value-type="string">
            <text:p>eij</text:p>
          </table:table-cell>
          <table:table-cell table:style-name="ce8"/>
          <table:table-cell table:style-name="ce13" office:value-type="string">
            <text:p>(nij-eij)^2/eijj</text:p>
          </table:table-cell>
          <table:table-cell table:style-name="ce11" office:value-type="string">
            <text:p>(nij-eij)^2/eij</text:p>
          </table:table-cell>
          <table:table-cell table:style-name="ce8"/>
          <table:table-cell/>
          <table:table-cell table:style-name="ce16" office:value-type="string">
            <text:p>APARTAT B)</text:p>
          </table:table-cell>
          <table:table-cell table:number-columns-repeated="5"/>
          <table:table-cell table:style-name="ce16" office:value-type="string">
            <text:p>APARTAT C)</text:p>
          </table:table-cell>
          <table:table-cell table:number-columns-repeated="5"/>
          <table:table-cell table:style-name="ce16" office:value-type="string">
            <text:p>APARTAT D)</text:p>
          </table:table-cell>
          <table:table-cell table:number-columns-repeated="3"/>
          <table:table-cell table:style-name="ce8" table:number-columns-repeated="62"/>
          <table:table-cell table:number-columns-repeated="167"/>
        </table:table-row>
        <table:table-row table:style-name="ro3">
          <table:table-cell/>
          <table:table-cell office:value-type="float" office:value="1198">
            <text:p>1198</text:p>
          </table:table-cell>
          <table:table-cell office:value-type="float" office:value="2851">
            <text:p>2851</text:p>
          </table:table-cell>
          <table:table-cell table:formula="of:=SUM([.B39:.C39])" office:value-type="float" office:value="4049">
            <text:p>4049</text:p>
          </table:table-cell>
          <table:table-cell/>
          <table:table-cell table:formula="of:=[.B$123]*[.$D39]/[.$D$123]" office:value-type="float" office:value="647.574324943279">
            <text:p>647,57</text:p>
          </table:table-cell>
          <table:table-cell table:formula="of:=[.C$123]*[.$D39]/[.$D$123]" office:value-type="float" office:value="3401.42567505672">
            <text:p>3401,43</text:p>
          </table:table-cell>
          <table:table-cell/>
          <table:table-cell table:formula="of:=([.B39]-[.F39])^2/[.F39]" office:value-type="float" office:value="467.851198066235">
            <text:p>467,85</text:p>
          </table:table-cell>
          <table:table-cell table:formula="of:=([.C39]-[.G39])^2/[.G39]" office:value-type="float" office:value="89.0710110126379">
            <text:p>89,07</text:p>
          </table:table-cell>
          <table:table-cell table:style-name="ce2"/>
          <table:table-cell table:number-columns-repeated="246"/>
        </table:table-row>
        <table:table-row table:style-name="ro3">
          <table:table-cell/>
          <table:table-cell office:value-type="float" office:value="1186">
            <text:p>1186</text:p>
          </table:table-cell>
          <table:table-cell office:value-type="float" office:value="3730">
            <text:p>3730</text:p>
          </table:table-cell>
          <table:table-cell table:formula="of:=SUM([.B40:.C40])" office:value-type="float" office:value="4916">
            <text:p>4916</text:p>
          </table:table-cell>
          <table:table-cell/>
          <table:table-cell table:formula="of:=[.B$123]*[.$D40]/[.$D$123]" office:value-type="float" office:value="786.237436755041">
            <text:p>786,24</text:p>
          </table:table-cell>
          <table:table-cell table:formula="of:=[.C$123]*[.$D40]/[.$D$123]" office:value-type="float" office:value="4129.76256324496">
            <text:p>4129,76</text:p>
          </table:table-cell>
          <table:table-cell/>
          <table:table-cell table:formula="of:=([.B40]-[.F40])^2/[.F40]" office:value-type="float" office:value="203.259345715905">
            <text:p>203,26</text:p>
          </table:table-cell>
          <table:table-cell table:formula="of:=([.C40]-[.G40])^2/[.G40]" office:value-type="float" office:value="38.6971658841832">
            <text:p>38,7</text:p>
          </table:table-cell>
          <table:table-cell/>
          <table:table-cell>
            <draw:frame table:end-cell-address="Sheet1.R57" table:end-x="1.623cm" table:end-y="0.115cm" draw:z-index="0" draw:style-name="gr1" svg:width="13.069cm" svg:height="8.876cm" svg:x="2.103cm" svg:y="0.35cm">
              <draw:object draw:notify-on-update-of-ranges="Sheet1.B40:Sheet1.B122 Sheet1.B39:Sheet1.B122 Sheet1.B39:Sheet1.B39 Sheet1.B39:Sheet1.B1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ce17" office:value-type="string">
            <text:p>COEFICIENT DE CORRELACIÓ:</text:p>
          </table:table-cell>
          <table:table-cell table:style-name="ce19" table:number-columns-repeated="2"/>
          <table:table-cell table:style-name="ce20" table:formula="of:=CORREL([.B39:.B122]; [.C39:.C122])" office:value-type="float" office:value="-0.0378920529666718">
            <text:p>-0,04</text:p>
          </table:table-cell>
          <table:table-cell table:number-columns-repeated="2"/>
          <table:table-cell table:style-name="ce17" office:value-type="string">
            <text:p>COEFICIENT DE CONTINGÈNCIA:</text:p>
          </table:table-cell>
          <table:table-cell table:style-name="ce19" table:number-columns-repeated="2"/>
          <table:table-cell table:style-name="ce25" table:formula="of:=SQRT([.Z42]/([.D123]+[.Z42]))" office:value-type="float" office:value="0.150636553034554">
            <text:p>0,15</text:p>
          </table:table-cell>
          <table:table-cell table:number-columns-repeated="229"/>
        </table:table-row>
        <table:table-row table:style-name="ro3">
          <table:table-cell/>
          <table:table-cell office:value-type="float" office:value="1180">
            <text:p>1180</text:p>
          </table:table-cell>
          <table:table-cell office:value-type="float" office:value="2970">
            <text:p>2970</text:p>
          </table:table-cell>
          <table:table-cell table:formula="of:=SUM([.B41:.C41])" office:value-type="float" office:value="4150">
            <text:p>4150</text:p>
          </table:table-cell>
          <table:table-cell/>
          <table:table-cell table:formula="of:=[.B$123]*[.$D41]/[.$D$123]" office:value-type="float" office:value="663.727697830232">
            <text:p>663,73</text:p>
          </table:table-cell>
          <table:table-cell table:formula="of:=[.C$123]*[.$D41]/[.$D$123]" office:value-type="float" office:value="3486.27230216977">
            <text:p>3486,27</text:p>
          </table:table-cell>
          <table:table-cell/>
          <table:table-cell table:formula="of:=([.B41]-[.F41])^2/[.F41]" office:value-type="float" office:value="401.575963846317">
            <text:p>401,58</text:p>
          </table:table-cell>
          <table:table-cell table:formula="of:=([.C41]-[.G41])^2/[.G41]" office:value-type="float" office:value="76.4533194443206">
            <text:p>76,45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862">
            <text:p>862</text:p>
          </table:table-cell>
          <table:table-cell office:value-type="float" office:value="2974">
            <text:p>2974</text:p>
          </table:table-cell>
          <table:table-cell table:formula="of:=SUM([.B42:.C42])" office:value-type="float" office:value="3836">
            <text:p>3836</text:p>
          </table:table-cell>
          <table:table-cell/>
          <table:table-cell table:formula="of:=[.B$123]*[.$D42]/[.$D$123]" office:value-type="float" office:value="613.508300934161">
            <text:p>613,51</text:p>
          </table:table-cell>
          <table:table-cell table:formula="of:=[.C$123]*[.$D42]/[.$D$123]" office:value-type="float" office:value="3222.49169906584">
            <text:p>3222,49</text:p>
          </table:table-cell>
          <table:table-cell/>
          <table:table-cell table:formula="of:=([.B42]-[.F42])^2/[.F42]" office:value-type="float" office:value="100.647577890317">
            <text:p>100,65</text:p>
          </table:table-cell>
          <table:table-cell table:formula="of:=([.C42]-[.G42])^2/[.G42]" office:value-type="float" office:value="19.1616085535697">
            <text:p>19,16</text:p>
          </table:table-cell>
          <table:table-cell table:number-columns-repeated="14"/>
          <table:table-cell table:style-name="ce21" office:value-type="string">
            <text:p>Χ² =</text:p>
          </table:table-cell>
          <table:table-cell table:style-name="ce23" table:formula="of:=SUM([.I39:.J122])" office:value-type="float" office:value="10898.7506516243">
            <text:p>10898,75</text:p>
          </table:table-cell>
          <table:table-cell table:number-columns-repeated="231"/>
        </table:table-row>
        <table:table-row table:style-name="ro3">
          <table:table-cell/>
          <table:table-cell office:value-type="float" office:value="1130">
            <text:p>1130</text:p>
          </table:table-cell>
          <table:table-cell office:value-type="float" office:value="3461">
            <text:p>3461</text:p>
          </table:table-cell>
          <table:table-cell table:formula="of:=SUM([.B43:.C43])" office:value-type="float" office:value="4591">
            <text:p>4591</text:p>
          </table:table-cell>
          <table:table-cell/>
          <table:table-cell table:formula="of:=[.B$123]*[.$D43]/[.$D$123]" office:value-type="float" office:value="734.258761623758">
            <text:p>734,26</text:p>
          </table:table-cell>
          <table:table-cell table:formula="of:=[.C$123]*[.$D43]/[.$D$123]" office:value-type="float" office:value="3856.74123837624">
            <text:p>3856,74</text:p>
          </table:table-cell>
          <table:table-cell/>
          <table:table-cell table:formula="of:=([.B43]-[.F43])^2/[.F43]" office:value-type="float" office:value="213.291466083739">
            <text:p>213,29</text:p>
          </table:table-cell>
          <table:table-cell table:formula="of:=([.C43]-[.G43])^2/[.G43]" office:value-type="float" office:value="40.6071131226574">
            <text:p>40,61</text:p>
          </table:table-cell>
          <table:table-cell table:number-columns-repeated="8"/>
          <table:table-cell office:value-type="string">
            <text:p>Covariància</text:p>
          </table:table-cell>
          <table:table-cell table:formula="of:=COVAR([.B39:.B122]; [.C39:.C122])" office:value-type="float" office:value="-10943.3551587301">
            <text:p>-10943,36</text:p>
          </table:table-cell>
          <table:table-cell table:number-columns-repeated="237"/>
        </table:table-row>
        <table:table-row table:style-name="ro3">
          <table:table-cell/>
          <table:table-cell office:value-type="float" office:value="1160">
            <text:p>1160</text:p>
          </table:table-cell>
          <table:table-cell office:value-type="float" office:value="3589">
            <text:p>3589</text:p>
          </table:table-cell>
          <table:table-cell table:formula="of:=SUM([.B44:.C44])" office:value-type="float" office:value="4749">
            <text:p>4749</text:p>
          </table:table-cell>
          <table:table-cell/>
          <table:table-cell table:formula="of:=[.B$123]*[.$D44]/[.$D$123]" office:value-type="float" office:value="759.528394456812">
            <text:p>759,53</text:p>
          </table:table-cell>
          <table:table-cell table:formula="of:=[.C$123]*[.$D44]/[.$D$123]" office:value-type="float" office:value="3989.47160554319">
            <text:p>3989,47</text:p>
          </table:table-cell>
          <table:table-cell/>
          <table:table-cell table:formula="of:=([.B44]-[.F44])^2/[.F44]" office:value-type="float" office:value="211.154063517316">
            <text:p>211,15</text:p>
          </table:table-cell>
          <table:table-cell table:formula="of:=([.C44]-[.G44])^2/[.G44]" office:value-type="float" office:value="40.2001875695772">
            <text:p>40,2</text:p>
          </table:table-cell>
          <table:table-cell table:number-columns-repeated="8"/>
          <table:table-cell office:value-type="string">
            <text:p>Variància x</text:p>
          </table:table-cell>
          <table:table-cell table:formula="of:=VAR([.B39:.B122])" office:value-type="float" office:value="102017.328169822">
            <text:p>102017,33</text:p>
          </table:table-cell>
          <table:table-cell table:number-columns-repeated="4"/>
          <table:table-cell table:style-name="ce22" office:value-type="string">
            <text:p>COEFICIENT DE CONTINGÈNCIA MÀXIM:</text:p>
          </table:table-cell>
          <table:table-cell table:style-name="ce24" table:number-columns-repeated="2"/>
          <table:table-cell table:style-name="ce20" table:formula="of:=SQRT(1-(1/2))" office:value-type="float" office:value="0.707106781186548">
            <text:p>0,71</text:p>
          </table:table-cell>
          <table:table-cell table:number-columns-repeated="13"/>
          <table:table-cell table:style-name="ce8"/>
          <table:table-cell table:number-columns-repeated="215"/>
        </table:table-row>
        <table:table-row table:style-name="ro3">
          <table:table-cell/>
          <table:table-cell office:value-type="float" office:value="847">
            <text:p>847</text:p>
          </table:table-cell>
          <table:table-cell office:value-type="float" office:value="3285">
            <text:p>3285</text:p>
          </table:table-cell>
          <table:table-cell table:formula="of:=SUM([.B45:.C45])" office:value-type="float" office:value="4132">
            <text:p>4132</text:p>
          </table:table-cell>
          <table:table-cell/>
          <table:table-cell table:formula="of:=[.B$123]*[.$D45]/[.$D$123]" office:value-type="float" office:value="660.848878899884">
            <text:p>660,85</text:p>
          </table:table-cell>
          <table:table-cell table:formula="of:=[.C$123]*[.$D45]/[.$D$123]" office:value-type="float" office:value="3471.15112110012">
            <text:p>3471,15</text:p>
          </table:table-cell>
          <table:table-cell/>
          <table:table-cell table:formula="of:=([.B45]-[.F45])^2/[.F45]" office:value-type="float" office:value="52.4359516876472">
            <text:p>52,44</text:p>
          </table:table-cell>
          <table:table-cell table:formula="of:=([.C45]-[.G45])^2/[.G45]" office:value-type="float" office:value="9.98292459126577">
            <text:p>9,98</text:p>
          </table:table-cell>
          <table:table-cell table:number-columns-repeated="8"/>
          <table:table-cell office:value-type="string">
            <text:p>Variància y</text:p>
          </table:table-cell>
          <table:table-cell table:formula="of:=VAR([.C39:.C122])" office:value-type="float" office:value="837400.390562249">
            <text:p>837400,39</text:p>
          </table:table-cell>
          <table:table-cell table:number-columns-repeated="21"/>
          <table:table-cell table:style-name="ce8"/>
          <table:table-cell table:number-columns-repeated="215"/>
        </table:table-row>
        <table:table-row table:style-name="ro3">
          <table:table-cell/>
          <table:table-cell office:value-type="float" office:value="945">
            <text:p>945</text:p>
          </table:table-cell>
          <table:table-cell office:value-type="float" office:value="3917">
            <text:p>3917</text:p>
          </table:table-cell>
          <table:table-cell table:formula="of:=SUM([.B46:.C46])" office:value-type="float" office:value="4862">
            <text:p>4862</text:p>
          </table:table-cell>
          <table:table-cell/>
          <table:table-cell table:formula="of:=[.B$123]*[.$D46]/[.$D$123]" office:value-type="float" office:value="777.600979963997">
            <text:p>777,6</text:p>
          </table:table-cell>
          <table:table-cell table:formula="of:=[.C$123]*[.$D46]/[.$D$123]" office:value-type="float" office:value="4084.399020036">
            <text:p>4084,4</text:p>
          </table:table-cell>
          <table:table-cell/>
          <table:table-cell table:formula="of:=([.B46]-[.F46])^2/[.F46]" office:value-type="float" office:value="36.0370326569182">
            <text:p>36,04</text:p>
          </table:table-cell>
          <table:table-cell table:formula="of:=([.C46]-[.G46])^2/[.G46]" office:value-type="float" office:value="6.86084581147685">
            <text:p>6,86</text:p>
          </table:table-cell>
          <table:table-cell table:number-columns-repeated="14"/>
          <table:table-cell office:value-type="string">
            <text:p>Podem considerar que hi ha bastanta independència entre les variables X i Y.</text:p>
          </table:table-cell>
          <table:table-cell table:number-columns-repeated="16"/>
          <table:table-cell table:style-name="ce8"/>
          <table:table-cell table:number-columns-repeated="215"/>
        </table:table-row>
        <table:table-row table:style-name="ro3">
          <table:table-cell/>
          <table:table-cell office:value-type="float" office:value="1127">
            <text:p>1127</text:p>
          </table:table-cell>
          <table:table-cell office:value-type="float" office:value="3804">
            <text:p>3804</text:p>
          </table:table-cell>
          <table:table-cell table:formula="of:=SUM([.B47:.C47])" office:value-type="float" office:value="4931">
            <text:p>4931</text:p>
          </table:table-cell>
          <table:table-cell/>
          <table:table-cell table:formula="of:=[.B$123]*[.$D47]/[.$D$123]" office:value-type="float" office:value="788.636452530331">
            <text:p>788,64</text:p>
          </table:table-cell>
          <table:table-cell table:formula="of:=[.C$123]*[.$D47]/[.$D$123]" office:value-type="float" office:value="4142.36354746967">
            <text:p>4142,36</text:p>
          </table:table-cell>
          <table:table-cell/>
          <table:table-cell table:formula="of:=([.B47]-[.F47])^2/[.F47]" office:value-type="float" office:value="145.174484249263">
            <text:p>145,17</text:p>
          </table:table-cell>
          <table:table-cell table:formula="of:=([.C47]-[.G47])^2/[.G47]" office:value-type="float" office:value="27.6387837388619">
            <text:p>27,64</text:p>
          </table:table-cell>
          <table:table-cell table:number-columns-repeated="8"/>
          <table:table-cell table:style-name="ce18" office:value-type="string">
            <text:p>COEFICIENT DE CORRELACIÓ:</text:p>
          </table:table-cell>
          <table:table-cell table:number-columns-repeated="2"/>
          <table:table-cell table:formula="of:=([.T43]/([.T44]*[.T45]))" office:value-type="float" office:value="-0.000000128098306971014">
            <text:p>0</text:p>
          </table:table-cell>
          <table:table-cell table:number-columns-repeated="235"/>
        </table:table-row>
        <table:table-row table:style-name="ro3">
          <table:table-cell/>
          <table:table-cell office:value-type="float" office:value="1204">
            <text:p>1204</text:p>
          </table:table-cell>
          <table:table-cell office:value-type="float" office:value="3865">
            <text:p>3865</text:p>
          </table:table-cell>
          <table:table-cell table:formula="of:=SUM([.B48:.C48])" office:value-type="float" office:value="5069">
            <text:p>5069</text:p>
          </table:table-cell>
          <table:table-cell/>
          <table:table-cell table:formula="of:=[.B$123]*[.$D48]/[.$D$123]" office:value-type="float" office:value="810.707397662999">
            <text:p>810,71</text:p>
          </table:table-cell>
          <table:table-cell table:formula="of:=[.C$123]*[.$D48]/[.$D$123]" office:value-type="float" office:value="4258.292602337">
            <text:p>4258,29</text:p>
          </table:table-cell>
          <table:table-cell/>
          <table:table-cell table:formula="of:=([.B48]-[.F48])^2/[.F48]" office:value-type="float" office:value="190.79518886703">
            <text:p>190,8</text:p>
          </table:table-cell>
          <table:table-cell table:formula="of:=([.C48]-[.G48])^2/[.G48]" office:value-type="float" office:value="36.3241997433715">
            <text:p>36,3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543">
            <text:p>543</text:p>
          </table:table-cell>
          <table:table-cell office:value-type="float" office:value="4055">
            <text:p>4055</text:p>
          </table:table-cell>
          <table:table-cell table:formula="of:=SUM([.B49:.C49])" office:value-type="float" office:value="4598">
            <text:p>4598</text:p>
          </table:table-cell>
          <table:table-cell/>
          <table:table-cell table:formula="of:=[.B$123]*[.$D49]/[.$D$123]" office:value-type="float" office:value="735.378302318893">
            <text:p>735,38</text:p>
          </table:table-cell>
          <table:table-cell table:formula="of:=[.C$123]*[.$D49]/[.$D$123]" office:value-type="float" office:value="3862.62169768111">
            <text:p>3862,62</text:p>
          </table:table-cell>
          <table:table-cell/>
          <table:table-cell table:formula="of:=([.B49]-[.F49])^2/[.F49]" office:value-type="float" office:value="50.3270372356601">
            <text:p>50,33</text:p>
          </table:table-cell>
          <table:table-cell table:formula="of:=([.C49]-[.G49])^2/[.G49]" office:value-type="float" office:value="9.58142269674447">
            <text:p>9,58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39">
            <text:p>939</text:p>
          </table:table-cell>
          <table:table-cell office:value-type="float" office:value="3997">
            <text:p>3997</text:p>
          </table:table-cell>
          <table:table-cell table:formula="of:=SUM([.B50:.C50])" office:value-type="float" office:value="4936">
            <text:p>4936</text:p>
          </table:table-cell>
          <table:table-cell/>
          <table:table-cell table:formula="of:=[.B$123]*[.$D50]/[.$D$123]" office:value-type="float" office:value="789.436124455428">
            <text:p>789,44</text:p>
          </table:table-cell>
          <table:table-cell table:formula="of:=[.C$123]*[.$D50]/[.$D$123]" office:value-type="float" office:value="4146.56387554457">
            <text:p>4146,56</text:p>
          </table:table-cell>
          <table:table-cell/>
          <table:table-cell table:formula="of:=([.B50]-[.F50])^2/[.F50]" office:value-type="float" office:value="28.3358617308567">
            <text:p>28,34</text:p>
          </table:table-cell>
          <table:table-cell table:formula="of:=([.C50]-[.G50])^2/[.G50]" office:value-type="float" office:value="5.39467220072055">
            <text:p>5,3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17">
            <text:p>917</text:p>
          </table:table-cell>
          <table:table-cell office:value-type="float" office:value="4833">
            <text:p>4833</text:p>
          </table:table-cell>
          <table:table-cell table:formula="of:=SUM([.B51:.C51])" office:value-type="float" office:value="5750">
            <text:p>5750</text:p>
          </table:table-cell>
          <table:table-cell/>
          <table:table-cell table:formula="of:=[.B$123]*[.$D51]/[.$D$123]" office:value-type="float" office:value="919.622713861165">
            <text:p>919,62</text:p>
          </table:table-cell>
          <table:table-cell table:formula="of:=[.C$123]*[.$D51]/[.$D$123]" office:value-type="float" office:value="4830.37728613884">
            <text:p>4830,38</text:p>
          </table:table-cell>
          <table:table-cell/>
          <table:table-cell table:formula="of:=([.B51]-[.F51])^2/[.F51]" office:value-type="float" office:value="0.00747983699604869">
            <text:p>0,01</text:p>
          </table:table-cell>
          <table:table-cell table:formula="of:=([.C51]-[.G51])^2/[.G51]" office:value-type="float" office:value="0.00142403534756691">
            <text:p>0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373">
            <text:p>1373</text:p>
          </table:table-cell>
          <table:table-cell office:value-type="float" office:value="3543">
            <text:p>3543</text:p>
          </table:table-cell>
          <table:table-cell table:formula="of:=SUM([.B52:.C52])" office:value-type="float" office:value="4916">
            <text:p>4916</text:p>
          </table:table-cell>
          <table:table-cell/>
          <table:table-cell table:formula="of:=[.B$123]*[.$D52]/[.$D$123]" office:value-type="float" office:value="786.237436755041">
            <text:p>786,24</text:p>
          </table:table-cell>
          <table:table-cell table:formula="of:=[.C$123]*[.$D52]/[.$D$123]" office:value-type="float" office:value="4129.76256324496">
            <text:p>4129,76</text:p>
          </table:table-cell>
          <table:table-cell/>
          <table:table-cell table:formula="of:=([.B52]-[.F52])^2/[.F52]" office:value-type="float" office:value="437.896097960878">
            <text:p>437,9</text:p>
          </table:table-cell>
          <table:table-cell table:formula="of:=([.C52]-[.G52])^2/[.G52]" office:value-type="float" office:value="83.368063018923">
            <text:p>83,37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335">
            <text:p>1335</text:p>
          </table:table-cell>
          <table:table-cell office:value-type="float" office:value="4087">
            <text:p>4087</text:p>
          </table:table-cell>
          <table:table-cell table:formula="of:=SUM([.B53:.C53])" office:value-type="float" office:value="5422">
            <text:p>5422</text:p>
          </table:table-cell>
          <table:table-cell/>
          <table:table-cell table:formula="of:=[.B$123]*[.$D53]/[.$D$123]" office:value-type="float" office:value="867.164235574824">
            <text:p>867,16</text:p>
          </table:table-cell>
          <table:table-cell table:formula="of:=[.C$123]*[.$D53]/[.$D$123]" office:value-type="float" office:value="4554.83576442518">
            <text:p>4554,84</text:p>
          </table:table-cell>
          <table:table-cell/>
          <table:table-cell table:formula="of:=([.B53]-[.F53])^2/[.F53]" office:value-type="float" office:value="252.3977506178">
            <text:p>252,4</text:p>
          </table:table-cell>
          <table:table-cell table:formula="of:=([.C53]-[.G53])^2/[.G53]" office:value-type="float" office:value="48.0522929464858">
            <text:p>48,05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91">
            <text:p>991</text:p>
          </table:table-cell>
          <table:table-cell office:value-type="float" office:value="3806">
            <text:p>3806</text:p>
          </table:table-cell>
          <table:table-cell table:formula="of:=SUM([.B54:.C54])" office:value-type="float" office:value="4797">
            <text:p>4797</text:p>
          </table:table-cell>
          <table:table-cell/>
          <table:table-cell table:formula="of:=[.B$123]*[.$D54]/[.$D$123]" office:value-type="float" office:value="767.20524493774">
            <text:p>767,21</text:p>
          </table:table-cell>
          <table:table-cell table:formula="of:=[.C$123]*[.$D54]/[.$D$123]" office:value-type="float" office:value="4029.79475506226">
            <text:p>4029,79</text:p>
          </table:table-cell>
          <table:table-cell/>
          <table:table-cell table:formula="of:=([.B54]-[.F54])^2/[.F54]" office:value-type="float" office:value="65.2812174106568">
            <text:p>65,28</text:p>
          </table:table-cell>
          <table:table-cell table:formula="of:=([.C54]-[.G54])^2/[.G54]" office:value-type="float" office:value="12.4284474613653">
            <text:p>12,43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042">
            <text:p>1042</text:p>
          </table:table-cell>
          <table:table-cell office:value-type="float" office:value="3306">
            <text:p>3306</text:p>
          </table:table-cell>
          <table:table-cell table:formula="of:=SUM([.B55:.C55])" office:value-type="float" office:value="4348">
            <text:p>4348</text:p>
          </table:table-cell>
          <table:table-cell/>
          <table:table-cell table:formula="of:=[.B$123]*[.$D55]/[.$D$123]" office:value-type="float" office:value="695.39470606406">
            <text:p>695,39</text:p>
          </table:table-cell>
          <table:table-cell table:formula="of:=[.C$123]*[.$D55]/[.$D$123]" office:value-type="float" office:value="3652.60529393594">
            <text:p>3652,61</text:p>
          </table:table-cell>
          <table:table-cell/>
          <table:table-cell table:formula="of:=([.B55]-[.F55])^2/[.F55]" office:value-type="float" office:value="172.758332407196">
            <text:p>172,76</text:p>
          </table:table-cell>
          <table:table-cell table:formula="of:=([.C55]-[.G55])^2/[.G55]" office:value-type="float" office:value="32.8902851846237">
            <text:p>32,8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76">
            <text:p>976</text:p>
          </table:table-cell>
          <table:table-cell office:value-type="float" office:value="4023">
            <text:p>4023</text:p>
          </table:table-cell>
          <table:table-cell table:formula="of:=SUM([.B56:.C56])" office:value-type="float" office:value="4999">
            <text:p>4999</text:p>
          </table:table-cell>
          <table:table-cell/>
          <table:table-cell table:formula="of:=[.B$123]*[.$D56]/[.$D$123]" office:value-type="float" office:value="799.511990711646">
            <text:p>799,51</text:p>
          </table:table-cell>
          <table:table-cell table:formula="of:=[.C$123]*[.$D56]/[.$D$123]" office:value-type="float" office:value="4199.48800928835">
            <text:p>4199,49</text:p>
          </table:table-cell>
          <table:table-cell/>
          <table:table-cell table:formula="of:=([.B56]-[.F56])^2/[.F56]" office:value-type="float" office:value="38.9587870906619">
            <text:p>38,96</text:p>
          </table:table-cell>
          <table:table-cell table:formula="of:=([.C56]-[.G56])^2/[.G56]" office:value-type="float" office:value="7.41709878767924">
            <text:p>7,4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35">
            <text:p>735</text:p>
          </table:table-cell>
          <table:table-cell office:value-type="float" office:value="3687">
            <text:p>3687</text:p>
          </table:table-cell>
          <table:table-cell table:formula="of:=SUM([.B57:.C57])" office:value-type="float" office:value="4422">
            <text:p>4422</text:p>
          </table:table-cell>
          <table:table-cell/>
          <table:table-cell table:formula="of:=[.B$123]*[.$D57]/[.$D$123]" office:value-type="float" office:value="707.22985055549">
            <text:p>707,23</text:p>
          </table:table-cell>
          <table:table-cell table:formula="of:=[.C$123]*[.$D57]/[.$D$123]" office:value-type="float" office:value="3714.77014944451">
            <text:p>3714,77</text:p>
          </table:table-cell>
          <table:table-cell/>
          <table:table-cell table:formula="of:=([.B57]-[.F57])^2/[.F57]" office:value-type="float" office:value="1.09042512779215">
            <text:p>1,09</text:p>
          </table:table-cell>
          <table:table-cell table:formula="of:=([.C57]-[.G57])^2/[.G57]" office:value-type="float" office:value="0.207598631717689">
            <text:p>0,21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359">
            <text:p>1359</text:p>
          </table:table-cell>
          <table:table-cell office:value-type="float" office:value="4602">
            <text:p>4602</text:p>
          </table:table-cell>
          <table:table-cell table:formula="of:=SUM([.B58:.C58])" office:value-type="float" office:value="5961">
            <text:p>5961</text:p>
          </table:table-cell>
          <table:table-cell/>
          <table:table-cell table:formula="of:=[.B$123]*[.$D58]/[.$D$123]" office:value-type="float" office:value="953.368869100244">
            <text:p>953,37</text:p>
          </table:table-cell>
          <table:table-cell table:formula="of:=[.C$123]*[.$D58]/[.$D$123]" office:value-type="float" office:value="5007.63113089976">
            <text:p>5007,63</text:p>
          </table:table-cell>
          <table:table-cell/>
          <table:table-cell table:formula="of:=([.B58]-[.F58])^2/[.F58]" office:value-type="float" office:value="172.584421085932">
            <text:p>172,58</text:p>
          </table:table-cell>
          <table:table-cell table:formula="of:=([.C58]-[.G58])^2/[.G58]" office:value-type="float" office:value="32.857175389724">
            <text:p>32,86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814">
            <text:p>814</text:p>
          </table:table-cell>
          <table:table-cell office:value-type="float" office:value="4385">
            <text:p>4385</text:p>
          </table:table-cell>
          <table:table-cell table:formula="of:=SUM([.B59:.C59])" office:value-type="float" office:value="5199">
            <text:p>5199</text:p>
          </table:table-cell>
          <table:table-cell/>
          <table:table-cell table:formula="of:=[.B$123]*[.$D59]/[.$D$123]" office:value-type="float" office:value="831.498867715512">
            <text:p>831,5</text:p>
          </table:table-cell>
          <table:table-cell table:formula="of:=[.C$123]*[.$D59]/[.$D$123]" office:value-type="float" office:value="4367.50113228449">
            <text:p>4367,5</text:p>
          </table:table-cell>
          <table:table-cell/>
          <table:table-cell table:formula="of:=([.B59]-[.F59])^2/[.F59]" office:value-type="float" office:value="0.36826312483899">
            <text:p>0,37</text:p>
          </table:table-cell>
          <table:table-cell table:formula="of:=([.C59]-[.G59])^2/[.G59]" office:value-type="float" office:value="0.0701111143535838">
            <text:p>0,07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109">
            <text:p>1109</text:p>
          </table:table-cell>
          <table:table-cell office:value-type="float" office:value="4032">
            <text:p>4032</text:p>
          </table:table-cell>
          <table:table-cell table:formula="of:=SUM([.B60:.C60])" office:value-type="float" office:value="5141">
            <text:p>5141</text:p>
          </table:table-cell>
          <table:table-cell/>
          <table:table-cell table:formula="of:=[.B$123]*[.$D60]/[.$D$123]" office:value-type="float" office:value="822.222673384391">
            <text:p>822,22</text:p>
          </table:table-cell>
          <table:table-cell table:formula="of:=[.C$123]*[.$D60]/[.$D$123]" office:value-type="float" office:value="4318.77732661561">
            <text:p>4318,78</text:p>
          </table:table-cell>
          <table:table-cell/>
          <table:table-cell table:formula="of:=([.B60]-[.F60])^2/[.F60]" office:value-type="float" office:value="100.023068838857">
            <text:p>100,02</text:p>
          </table:table-cell>
          <table:table-cell table:formula="of:=([.C60]-[.G60])^2/[.G60]" office:value-type="float" office:value="19.0427125181848">
            <text:p>19,0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854">
            <text:p>854</text:p>
          </table:table-cell>
          <table:table-cell office:value-type="float" office:value="3434">
            <text:p>3434</text:p>
          </table:table-cell>
          <table:table-cell table:formula="of:=SUM([.B61:.C61])" office:value-type="float" office:value="4288">
            <text:p>4288</text:p>
          </table:table-cell>
          <table:table-cell/>
          <table:table-cell table:formula="of:=[.B$123]*[.$D61]/[.$D$123]" office:value-type="float" office:value="685.7986429629">
            <text:p>685,8</text:p>
          </table:table-cell>
          <table:table-cell table:formula="of:=[.C$123]*[.$D61]/[.$D$123]" office:value-type="float" office:value="3602.2013570371">
            <text:p>3602,2</text:p>
          </table:table-cell>
          <table:table-cell/>
          <table:table-cell table:formula="of:=([.B61]-[.F61])^2/[.F61]" office:value-type="float" office:value="41.2536490111611">
            <text:p>41,25</text:p>
          </table:table-cell>
          <table:table-cell table:formula="of:=([.C61]-[.G61])^2/[.G61]" office:value-type="float" office:value="7.85400195740102">
            <text:p>7,85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827">
            <text:p>827</text:p>
          </table:table-cell>
          <table:table-cell office:value-type="float" office:value="4169">
            <text:p>4169</text:p>
          </table:table-cell>
          <table:table-cell table:formula="of:=SUM([.B62:.C62])" office:value-type="float" office:value="4996">
            <text:p>4996</text:p>
          </table:table-cell>
          <table:table-cell/>
          <table:table-cell table:formula="of:=[.B$123]*[.$D62]/[.$D$123]" office:value-type="float" office:value="799.032187556588">
            <text:p>799,03</text:p>
          </table:table-cell>
          <table:table-cell table:formula="of:=[.C$123]*[.$D62]/[.$D$123]" office:value-type="float" office:value="4196.96781244341">
            <text:p>4196,97</text:p>
          </table:table-cell>
          <table:table-cell/>
          <table:table-cell table:formula="of:=([.B62]-[.F62])^2/[.F62]" office:value-type="float" office:value="0.978932444839087">
            <text:p>0,98</text:p>
          </table:table-cell>
          <table:table-cell table:formula="of:=([.C62]-[.G62])^2/[.G62]" office:value-type="float" office:value="0.186372297293006">
            <text:p>0,1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90">
            <text:p>990</text:p>
          </table:table-cell>
          <table:table-cell office:value-type="float" office:value="4489">
            <text:p>4489</text:p>
          </table:table-cell>
          <table:table-cell table:formula="of:=SUM([.B63:.C63])" office:value-type="float" office:value="5479">
            <text:p>5479</text:p>
          </table:table-cell>
          <table:table-cell/>
          <table:table-cell table:formula="of:=[.B$123]*[.$D63]/[.$D$123]" office:value-type="float" office:value="876.280495520926">
            <text:p>876,28</text:p>
          </table:table-cell>
          <table:table-cell table:formula="of:=[.C$123]*[.$D63]/[.$D$123]" office:value-type="float" office:value="4602.71950447907">
            <text:p>4602,72</text:p>
          </table:table-cell>
          <table:table-cell/>
          <table:table-cell table:formula="of:=([.B63]-[.F63])^2/[.F63]" office:value-type="float" office:value="14.7579750605752">
            <text:p>14,76</text:p>
          </table:table-cell>
          <table:table-cell table:formula="of:=([.C63]-[.G63])^2/[.G63]" office:value-type="float" office:value="2.80967060590624">
            <text:p>2,81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597">
            <text:p>597</text:p>
          </table:table-cell>
          <table:table-cell office:value-type="float" office:value="5130">
            <text:p>5130</text:p>
          </table:table-cell>
          <table:table-cell table:formula="of:=SUM([.B64:.C64])" office:value-type="float" office:value="5727">
            <text:p>5727</text:p>
          </table:table-cell>
          <table:table-cell/>
          <table:table-cell table:formula="of:=[.B$123]*[.$D64]/[.$D$123]" office:value-type="float" office:value="915.94422300572">
            <text:p>915,94</text:p>
          </table:table-cell>
          <table:table-cell table:formula="of:=[.C$123]*[.$D64]/[.$D$123]" office:value-type="float" office:value="4811.05577699428">
            <text:p>4811,06</text:p>
          </table:table-cell>
          <table:table-cell/>
          <table:table-cell table:formula="of:=([.B64]-[.F64])^2/[.F64]" office:value-type="float" office:value="111.060711813766">
            <text:p>111,06</text:p>
          </table:table-cell>
          <table:table-cell table:formula="of:=([.C64]-[.G64])^2/[.G64]" office:value-type="float" office:value="21.1440943742864">
            <text:p>21,1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625">
            <text:p>1625</text:p>
          </table:table-cell>
          <table:table-cell office:value-type="float" office:value="4788">
            <text:p>4788</text:p>
          </table:table-cell>
          <table:table-cell table:formula="of:=SUM([.B65:.C65])" office:value-type="float" office:value="6413">
            <text:p>6413</text:p>
          </table:table-cell>
          <table:table-cell/>
          <table:table-cell table:formula="of:=[.B$123]*[.$D65]/[.$D$123]" office:value-type="float" office:value="1025.65921112898">
            <text:p>1025,66</text:p>
          </table:table-cell>
          <table:table-cell table:formula="of:=[.C$123]*[.$D65]/[.$D$123]" office:value-type="float" office:value="5387.34078887102">
            <text:p>5387,34</text:p>
          </table:table-cell>
          <table:table-cell/>
          <table:table-cell table:formula="of:=([.B65]-[.F65])^2/[.F65]" office:value-type="float" office:value="350.222936923794">
            <text:p>350,22</text:p>
          </table:table-cell>
          <table:table-cell table:formula="of:=([.C65]-[.G65])^2/[.G65]" office:value-type="float" office:value="66.6765655416816">
            <text:p>66,68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667">
            <text:p>1667</text:p>
          </table:table-cell>
          <table:table-cell office:value-type="float" office:value="5916">
            <text:p>5916</text:p>
          </table:table-cell>
          <table:table-cell table:formula="of:=SUM([.B66:.C66])" office:value-type="float" office:value="7583">
            <text:p>7583</text:p>
          </table:table-cell>
          <table:table-cell/>
          <table:table-cell table:formula="of:=[.B$123]*[.$D66]/[.$D$123]" office:value-type="float" office:value="1212.7824416016">
            <text:p>1212,78</text:p>
          </table:table-cell>
          <table:table-cell table:formula="of:=[.C$123]*[.$D66]/[.$D$123]" office:value-type="float" office:value="6370.2175583984">
            <text:p>6370,22</text:p>
          </table:table-cell>
          <table:table-cell/>
          <table:table-cell table:formula="of:=([.B66]-[.F66])^2/[.F66]" office:value-type="float" office:value="170.115911378915">
            <text:p>170,12</text:p>
          </table:table-cell>
          <table:table-cell table:formula="of:=([.C66]-[.G66])^2/[.G66]" office:value-type="float" office:value="32.3872125976924">
            <text:p>32,3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134">
            <text:p>1134</text:p>
          </table:table-cell>
          <table:table-cell office:value-type="float" office:value="5567">
            <text:p>5567</text:p>
          </table:table-cell>
          <table:table-cell table:formula="of:=SUM([.B67:.C67])" office:value-type="float" office:value="6701">
            <text:p>6701</text:p>
          </table:table-cell>
          <table:table-cell/>
          <table:table-cell table:formula="of:=[.B$123]*[.$D67]/[.$D$123]" office:value-type="float" office:value="1071.72031401455">
            <text:p>1071,72</text:p>
          </table:table-cell>
          <table:table-cell table:formula="of:=[.C$123]*[.$D67]/[.$D$123]" office:value-type="float" office:value="5629.27968598545">
            <text:p>5629,28</text:p>
          </table:table-cell>
          <table:table-cell/>
          <table:table-cell table:formula="of:=([.B67]-[.F67])^2/[.F67]" office:value-type="float" office:value="3.61918985366323">
            <text:p>3,62</text:p>
          </table:table-cell>
          <table:table-cell table:formula="of:=([.C67]-[.G67])^2/[.G67]" office:value-type="float" office:value="0.689032967415479">
            <text:p>0,6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03">
            <text:p>703</text:p>
          </table:table-cell>
          <table:table-cell office:value-type="float" office:value="5690">
            <text:p>5690</text:p>
          </table:table-cell>
          <table:table-cell table:formula="of:=SUM([.B68:.C68])" office:value-type="float" office:value="6393">
            <text:p>6393</text:p>
          </table:table-cell>
          <table:table-cell/>
          <table:table-cell table:formula="of:=[.B$123]*[.$D68]/[.$D$123]" office:value-type="float" office:value="1022.4605234286">
            <text:p>1022,46</text:p>
          </table:table-cell>
          <table:table-cell table:formula="of:=[.C$123]*[.$D68]/[.$D$123]" office:value-type="float" office:value="5370.5394765714">
            <text:p>5370,54</text:p>
          </table:table-cell>
          <table:table-cell/>
          <table:table-cell table:formula="of:=([.B68]-[.F68])^2/[.F68]" office:value-type="float" office:value="99.8131699863124">
            <text:p>99,81</text:p>
          </table:table-cell>
          <table:table-cell table:formula="of:=([.C68]-[.G68])^2/[.G68]" office:value-type="float" office:value="19.0027513017044">
            <text:p>1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592">
            <text:p>592</text:p>
          </table:table-cell>
          <table:table-cell office:value-type="float" office:value="4098">
            <text:p>4098</text:p>
          </table:table-cell>
          <table:table-cell table:formula="of:=SUM([.B69:.C69])" office:value-type="float" office:value="4690">
            <text:p>4690</text:p>
          </table:table-cell>
          <table:table-cell/>
          <table:table-cell table:formula="of:=[.B$123]*[.$D69]/[.$D$123]" office:value-type="float" office:value="750.092265740672">
            <text:p>750,09</text:p>
          </table:table-cell>
          <table:table-cell table:formula="of:=[.C$123]*[.$D69]/[.$D$123]" office:value-type="float" office:value="3939.90773425933">
            <text:p>3939,91</text:p>
          </table:table-cell>
          <table:table-cell/>
          <table:table-cell table:formula="of:=([.B69]-[.F69])^2/[.F69]" office:value-type="float" office:value="33.3201202419277">
            <text:p>33,32</text:p>
          </table:table-cell>
          <table:table-cell table:formula="of:=([.C69]-[.G69])^2/[.G69]" office:value-type="float" office:value="6.34359131552549">
            <text:p>6,3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540">
            <text:p>540</text:p>
          </table:table-cell>
          <table:table-cell office:value-type="float" office:value="4458">
            <text:p>4458</text:p>
          </table:table-cell>
          <table:table-cell table:formula="of:=SUM([.B70:.C70])" office:value-type="float" office:value="4998">
            <text:p>4998</text:p>
          </table:table-cell>
          <table:table-cell/>
          <table:table-cell table:formula="of:=[.B$123]*[.$D70]/[.$D$123]" office:value-type="float" office:value="799.352056326626">
            <text:p>799,35</text:p>
          </table:table-cell>
          <table:table-cell table:formula="of:=[.C$123]*[.$D70]/[.$D$123]" office:value-type="float" office:value="4198.64794367337">
            <text:p>4198,65</text:p>
          </table:table-cell>
          <table:table-cell/>
          <table:table-cell table:formula="of:=([.B70]-[.F70])^2/[.F70]" office:value-type="float" office:value="84.1475149635003">
            <text:p>84,15</text:p>
          </table:table-cell>
          <table:table-cell table:formula="of:=([.C70]-[.G70])^2/[.G70]" office:value-type="float" office:value="16.0202736745775">
            <text:p>16,0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98">
            <text:p>198</text:p>
          </table:table-cell>
          <table:table-cell office:value-type="float" office:value="4029">
            <text:p>4029</text:p>
          </table:table-cell>
          <table:table-cell table:formula="of:=SUM([.B71:.C71])" office:value-type="float" office:value="4227">
            <text:p>4227</text:p>
          </table:table-cell>
          <table:table-cell/>
          <table:table-cell table:formula="of:=[.B$123]*[.$D71]/[.$D$123]" office:value-type="float" office:value="676.042645476721">
            <text:p>676,04</text:p>
          </table:table-cell>
          <table:table-cell table:formula="of:=[.C$123]*[.$D71]/[.$D$123]" office:value-type="float" office:value="3550.95735452328">
            <text:p>3550,96</text:p>
          </table:table-cell>
          <table:table-cell/>
          <table:table-cell table:formula="of:=([.B71]-[.F71])^2/[.F71]" office:value-type="float" office:value="338.033069989592">
            <text:p>338,03</text:p>
          </table:table-cell>
          <table:table-cell table:formula="of:=([.C71]-[.G71])^2/[.G71]" office:value-type="float" office:value="64.3558195941955">
            <text:p>64,36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583">
            <text:p>583</text:p>
          </table:table-cell>
          <table:table-cell office:value-type="float" office:value="5927">
            <text:p>5927</text:p>
          </table:table-cell>
          <table:table-cell table:formula="of:=SUM([.B72:.C72])" office:value-type="float" office:value="6510">
            <text:p>6510</text:p>
          </table:table-cell>
          <table:table-cell/>
          <table:table-cell table:formula="of:=[.B$123]*[.$D72]/[.$D$123]" office:value-type="float" office:value="1041.17284647586">
            <text:p>1041,17</text:p>
          </table:table-cell>
          <table:table-cell table:formula="of:=[.C$123]*[.$D72]/[.$D$123]" office:value-type="float" office:value="5468.82715352414">
            <text:p>5468,83</text:p>
          </table:table-cell>
          <table:table-cell/>
          <table:table-cell table:formula="of:=([.B72]-[.F72])^2/[.F72]" office:value-type="float" office:value="201.621044919036">
            <text:p>201,62</text:p>
          </table:table-cell>
          <table:table-cell table:formula="of:=([.C72]-[.G72])^2/[.G72]" office:value-type="float" office:value="38.3852609261046">
            <text:p>38,3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438">
            <text:p>438</text:p>
          </table:table-cell>
          <table:table-cell office:value-type="float" office:value="4009">
            <text:p>4009</text:p>
          </table:table-cell>
          <table:table-cell table:formula="of:=SUM([.B73:.C73])" office:value-type="float" office:value="4447">
            <text:p>4447</text:p>
          </table:table-cell>
          <table:table-cell/>
          <table:table-cell table:formula="of:=[.B$123]*[.$D73]/[.$D$123]" office:value-type="float" office:value="711.228210180974">
            <text:p>711,23</text:p>
          </table:table-cell>
          <table:table-cell table:formula="of:=[.C$123]*[.$D73]/[.$D$123]" office:value-type="float" office:value="3735.77178981903">
            <text:p>3735,77</text:p>
          </table:table-cell>
          <table:table-cell/>
          <table:table-cell table:formula="of:=([.B73]-[.F73])^2/[.F73]" office:value-type="float" office:value="104.964417566765">
            <text:p>104,96</text:p>
          </table:table-cell>
          <table:table-cell table:formula="of:=([.C73]-[.G73])^2/[.G73]" office:value-type="float" office:value="19.9834623309029">
            <text:p>19,98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74">
            <text:p>774</text:p>
          </table:table-cell>
          <table:table-cell office:value-type="float" office:value="4931">
            <text:p>4931</text:p>
          </table:table-cell>
          <table:table-cell table:formula="of:=SUM([.B74:.C74])" office:value-type="float" office:value="5705">
            <text:p>5705</text:p>
          </table:table-cell>
          <table:table-cell/>
          <table:table-cell table:formula="of:=[.B$123]*[.$D74]/[.$D$123]" office:value-type="float" office:value="912.425666535295">
            <text:p>912,43</text:p>
          </table:table-cell>
          <table:table-cell table:formula="of:=[.C$123]*[.$D74]/[.$D$123]" office:value-type="float" office:value="4792.57433346471">
            <text:p>4792,57</text:p>
          </table:table-cell>
          <table:table-cell/>
          <table:table-cell table:formula="of:=([.B74]-[.F74])^2/[.F74]" office:value-type="float" office:value="21.0007958549677">
            <text:p>21</text:p>
          </table:table-cell>
          <table:table-cell table:formula="of:=([.C74]-[.G74])^2/[.G74]" office:value-type="float" office:value="3.9981988431441">
            <text:p>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46">
            <text:p>746</text:p>
          </table:table-cell>
          <table:table-cell office:value-type="float" office:value="4587">
            <text:p>4587</text:p>
          </table:table-cell>
          <table:table-cell table:formula="of:=SUM([.B75:.C75])" office:value-type="float" office:value="5333">
            <text:p>5333</text:p>
          </table:table-cell>
          <table:table-cell/>
          <table:table-cell table:formula="of:=[.B$123]*[.$D75]/[.$D$123]" office:value-type="float" office:value="852.930075308103">
            <text:p>852,93</text:p>
          </table:table-cell>
          <table:table-cell table:formula="of:=[.C$123]*[.$D75]/[.$D$123]" office:value-type="float" office:value="4480.0699246919">
            <text:p>4480,07</text:p>
          </table:table-cell>
          <table:table-cell/>
          <table:table-cell table:formula="of:=([.B75]-[.F75])^2/[.F75]" office:value-type="float" office:value="13.4056018616371">
            <text:p>13,41</text:p>
          </table:table-cell>
          <table:table-cell table:formula="of:=([.C75]-[.G75])^2/[.G75]" office:value-type="float" office:value="2.55220146060171">
            <text:p>2,55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658">
            <text:p>658</text:p>
          </table:table-cell>
          <table:table-cell office:value-type="float" office:value="4011">
            <text:p>4011</text:p>
          </table:table-cell>
          <table:table-cell table:formula="of:=SUM([.B76:.C76])" office:value-type="float" office:value="4669">
            <text:p>4669</text:p>
          </table:table-cell>
          <table:table-cell/>
          <table:table-cell table:formula="of:=[.B$123]*[.$D76]/[.$D$123]" office:value-type="float" office:value="746.733643655266">
            <text:p>746,73</text:p>
          </table:table-cell>
          <table:table-cell table:formula="of:=[.C$123]*[.$D76]/[.$D$123]" office:value-type="float" office:value="3922.26635634473">
            <text:p>3922,27</text:p>
          </table:table-cell>
          <table:table-cell/>
          <table:table-cell table:formula="of:=([.B76]-[.F76])^2/[.F76]" office:value-type="float" office:value="10.5441338866133">
            <text:p>10,54</text:p>
          </table:table-cell>
          <table:table-cell table:formula="of:=([.C76]-[.G76])^2/[.G76]" office:value-type="float" office:value="2.00742601368799">
            <text:p>2,01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384">
            <text:p>384</text:p>
          </table:table-cell>
          <table:table-cell office:value-type="float" office:value="5115">
            <text:p>5115</text:p>
          </table:table-cell>
          <table:table-cell table:formula="of:=SUM([.B77:.C77])" office:value-type="float" office:value="5499">
            <text:p>5499</text:p>
          </table:table-cell>
          <table:table-cell/>
          <table:table-cell table:formula="of:=[.B$123]*[.$D77]/[.$D$123]" office:value-type="float" office:value="879.479183221312">
            <text:p>879,48</text:p>
          </table:table-cell>
          <table:table-cell table:formula="of:=[.C$123]*[.$D77]/[.$D$123]" office:value-type="float" office:value="4619.52081677869">
            <text:p>4619,52</text:p>
          </table:table-cell>
          <table:table-cell/>
          <table:table-cell table:formula="of:=([.B77]-[.F77])^2/[.F77]" office:value-type="float" office:value="279.142048713939">
            <text:p>279,14</text:p>
          </table:table-cell>
          <table:table-cell table:formula="of:=([.C77]-[.G77])^2/[.G77]" office:value-type="float" office:value="53.1439581598968">
            <text:p>53,1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335">
            <text:p>335</text:p>
          </table:table-cell>
          <table:table-cell office:value-type="float" office:value="4442">
            <text:p>4442</text:p>
          </table:table-cell>
          <table:table-cell table:formula="of:=SUM([.B78:.C78])" office:value-type="float" office:value="4777">
            <text:p>4777</text:p>
          </table:table-cell>
          <table:table-cell/>
          <table:table-cell table:formula="of:=[.B$123]*[.$D78]/[.$D$123]" office:value-type="float" office:value="764.006557237354">
            <text:p>764,01</text:p>
          </table:table-cell>
          <table:table-cell table:formula="of:=[.C$123]*[.$D78]/[.$D$123]" office:value-type="float" office:value="4012.99344276265">
            <text:p>4012,99</text:p>
          </table:table-cell>
          <table:table-cell/>
          <table:table-cell table:formula="of:=([.B78]-[.F78])^2/[.F78]" office:value-type="float" office:value="240.896657769744">
            <text:p>240,9</text:p>
          </table:table-cell>
          <table:table-cell table:formula="of:=([.C78]-[.G78])^2/[.G78]" office:value-type="float" office:value="45.8626780177205">
            <text:p>45,86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583">
            <text:p>583</text:p>
          </table:table-cell>
          <table:table-cell office:value-type="float" office:value="4206">
            <text:p>4206</text:p>
          </table:table-cell>
          <table:table-cell table:formula="of:=SUM([.B79:.C79])" office:value-type="float" office:value="4789">
            <text:p>4789</text:p>
          </table:table-cell>
          <table:table-cell/>
          <table:table-cell table:formula="of:=[.B$123]*[.$D79]/[.$D$123]" office:value-type="float" office:value="765.925769857586">
            <text:p>765,93</text:p>
          </table:table-cell>
          <table:table-cell table:formula="of:=[.C$123]*[.$D79]/[.$D$123]" office:value-type="float" office:value="4023.07423014242">
            <text:p>4023,07</text:p>
          </table:table-cell>
          <table:table-cell/>
          <table:table-cell table:formula="of:=([.B79]-[.F79])^2/[.F79]" office:value-type="float" office:value="43.6880943230468">
            <text:p>43,69</text:p>
          </table:table-cell>
          <table:table-cell table:formula="of:=([.C79]-[.G79])^2/[.G79]" office:value-type="float" office:value="8.31747946067748">
            <text:p>8,3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62">
            <text:p>762</text:p>
          </table:table-cell>
          <table:table-cell office:value-type="float" office:value="4091">
            <text:p>4091</text:p>
          </table:table-cell>
          <table:table-cell table:formula="of:=SUM([.B80:.C80])" office:value-type="float" office:value="4853">
            <text:p>4853</text:p>
          </table:table-cell>
          <table:table-cell/>
          <table:table-cell table:formula="of:=[.B$123]*[.$D80]/[.$D$123]" office:value-type="float" office:value="776.161570498823">
            <text:p>776,16</text:p>
          </table:table-cell>
          <table:table-cell table:formula="of:=[.C$123]*[.$D80]/[.$D$123]" office:value-type="float" office:value="4076.83842950118">
            <text:p>4076,84</text:p>
          </table:table-cell>
          <table:table-cell/>
          <table:table-cell table:formula="of:=([.B80]-[.F80])^2/[.F80]" office:value-type="float" office:value="0.258387024835876">
            <text:p>0,26</text:p>
          </table:table-cell>
          <table:table-cell table:formula="of:=([.C80]-[.G80])^2/[.G80]" office:value-type="float" office:value="0.0491925501736583">
            <text:p>0,05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518">
            <text:p>518</text:p>
          </table:table-cell>
          <table:table-cell office:value-type="float" office:value="4533">
            <text:p>4533</text:p>
          </table:table-cell>
          <table:table-cell table:formula="of:=SUM([.B81:.C81])" office:value-type="float" office:value="5051">
            <text:p>5051</text:p>
          </table:table-cell>
          <table:table-cell/>
          <table:table-cell table:formula="of:=[.B$123]*[.$D81]/[.$D$123]" office:value-type="float" office:value="807.828578732651">
            <text:p>807,83</text:p>
          </table:table-cell>
          <table:table-cell table:formula="of:=[.C$123]*[.$D81]/[.$D$123]" office:value-type="float" office:value="4243.17142126735">
            <text:p>4243,17</text:p>
          </table:table-cell>
          <table:table-cell/>
          <table:table-cell table:formula="of:=([.B81]-[.F81])^2/[.F81]" office:value-type="float" office:value="103.983205424561">
            <text:p>103,98</text:p>
          </table:table-cell>
          <table:table-cell table:formula="of:=([.C81]-[.G81])^2/[.G81]" office:value-type="float" office:value="19.7966560175171">
            <text:p>19,8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284">
            <text:p>284</text:p>
          </table:table-cell>
          <table:table-cell office:value-type="float" office:value="5376">
            <text:p>5376</text:p>
          </table:table-cell>
          <table:table-cell table:formula="of:=SUM([.B82:.C82])" office:value-type="float" office:value="5660">
            <text:p>5660</text:p>
          </table:table-cell>
          <table:table-cell/>
          <table:table-cell table:formula="of:=[.B$123]*[.$D82]/[.$D$123]" office:value-type="float" office:value="905.228619209425">
            <text:p>905,23</text:p>
          </table:table-cell>
          <table:table-cell table:formula="of:=[.C$123]*[.$D82]/[.$D$123]" office:value-type="float" office:value="4754.77138079058">
            <text:p>4754,77</text:p>
          </table:table-cell>
          <table:table-cell/>
          <table:table-cell table:formula="of:=([.B82]-[.F82])^2/[.F82]" office:value-type="float" office:value="426.328762850973">
            <text:p>426,33</text:p>
          </table:table-cell>
          <table:table-cell table:formula="of:=([.C82]-[.G82])^2/[.G82]" office:value-type="float" office:value="81.165836675975">
            <text:p>81,17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287">
            <text:p>287</text:p>
          </table:table-cell>
          <table:table-cell office:value-type="float" office:value="6340">
            <text:p>6340</text:p>
          </table:table-cell>
          <table:table-cell table:formula="of:=SUM([.B83:.C83])" office:value-type="float" office:value="6627">
            <text:p>6627</text:p>
          </table:table-cell>
          <table:table-cell/>
          <table:table-cell table:formula="of:=[.B$123]*[.$D83]/[.$D$123]" office:value-type="float" office:value="1059.88516952312">
            <text:p>1059,89</text:p>
          </table:table-cell>
          <table:table-cell table:formula="of:=[.C$123]*[.$D83]/[.$D$123]" office:value-type="float" office:value="5567.11483047688">
            <text:p>5567,11</text:p>
          </table:table-cell>
          <table:table-cell/>
          <table:table-cell table:formula="of:=([.B83]-[.F83])^2/[.F83]" office:value-type="float" office:value="563.600192214739">
            <text:p>563,6</text:p>
          </table:table-cell>
          <table:table-cell table:formula="of:=([.C83]-[.G83])^2/[.G83]" office:value-type="float" office:value="107.300011488646">
            <text:p>107,3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849">
            <text:p>849</text:p>
          </table:table-cell>
          <table:table-cell office:value-type="float" office:value="4921">
            <text:p>4921</text:p>
          </table:table-cell>
          <table:table-cell table:formula="of:=SUM([.B84:.C84])" office:value-type="float" office:value="5770">
            <text:p>5770</text:p>
          </table:table-cell>
          <table:table-cell/>
          <table:table-cell table:formula="of:=[.B$123]*[.$D84]/[.$D$123]" office:value-type="float" office:value="922.821401561551">
            <text:p>922,82</text:p>
          </table:table-cell>
          <table:table-cell table:formula="of:=[.C$123]*[.$D84]/[.$D$123]" office:value-type="float" office:value="4847.17859843845">
            <text:p>4847,18</text:p>
          </table:table-cell>
          <table:table-cell/>
          <table:table-cell table:formula="of:=([.B84]-[.F84])^2/[.F84]" office:value-type="float" office:value="5.90536729998922">
            <text:p>5,91</text:p>
          </table:table-cell>
          <table:table-cell table:formula="of:=([.C84]-[.G84])^2/[.G84]" office:value-type="float" office:value="1.12428275910185">
            <text:p>1,1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315">
            <text:p>315</text:p>
          </table:table-cell>
          <table:table-cell office:value-type="float" office:value="3539">
            <text:p>3539</text:p>
          </table:table-cell>
          <table:table-cell table:formula="of:=SUM([.B85:.C85])" office:value-type="float" office:value="3854">
            <text:p>3854</text:p>
          </table:table-cell>
          <table:table-cell/>
          <table:table-cell table:formula="of:=[.B$123]*[.$D85]/[.$D$123]" office:value-type="float" office:value="616.387119864509">
            <text:p>616,39</text:p>
          </table:table-cell>
          <table:table-cell table:formula="of:=[.C$123]*[.$D85]/[.$D$123]" office:value-type="float" office:value="3237.61288013549">
            <text:p>3237,61</text:p>
          </table:table-cell>
          <table:table-cell/>
          <table:table-cell table:formula="of:=([.B85]-[.F85])^2/[.F85]" office:value-type="float" office:value="147.365499850469">
            <text:p>147,37</text:p>
          </table:table-cell>
          <table:table-cell table:formula="of:=([.C85]-[.G85])^2/[.G85]" office:value-type="float" office:value="28.0559163133867">
            <text:p>28,06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347">
            <text:p>347</text:p>
          </table:table-cell>
          <table:table-cell office:value-type="float" office:value="4844">
            <text:p>4844</text:p>
          </table:table-cell>
          <table:table-cell table:formula="of:=SUM([.B86:.C86])" office:value-type="float" office:value="5191">
            <text:p>5191</text:p>
          </table:table-cell>
          <table:table-cell/>
          <table:table-cell table:formula="of:=[.B$123]*[.$D86]/[.$D$123]" office:value-type="float" office:value="830.219392635357">
            <text:p>830,22</text:p>
          </table:table-cell>
          <table:table-cell table:formula="of:=[.C$123]*[.$D86]/[.$D$123]" office:value-type="float" office:value="4360.78060736464">
            <text:p>4360,78</text:p>
          </table:table-cell>
          <table:table-cell/>
          <table:table-cell table:formula="of:=([.B86]-[.F86])^2/[.F86]" office:value-type="float" office:value="281.252140687396">
            <text:p>281,25</text:p>
          </table:table-cell>
          <table:table-cell table:formula="of:=([.C86]-[.G86])^2/[.G86]" office:value-type="float" office:value="53.5456842347306">
            <text:p>53,55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675">
            <text:p>675</text:p>
          </table:table-cell>
          <table:table-cell office:value-type="float" office:value="3962">
            <text:p>3962</text:p>
          </table:table-cell>
          <table:table-cell table:formula="of:=SUM([.B87:.C87])" office:value-type="float" office:value="4637">
            <text:p>4637</text:p>
          </table:table-cell>
          <table:table-cell/>
          <table:table-cell table:formula="of:=[.B$123]*[.$D87]/[.$D$123]" office:value-type="float" office:value="741.615743334647">
            <text:p>741,62</text:p>
          </table:table-cell>
          <table:table-cell table:formula="of:=[.C$123]*[.$D87]/[.$D$123]" office:value-type="float" office:value="3895.38425666535">
            <text:p>3895,38</text:p>
          </table:table-cell>
          <table:table-cell/>
          <table:table-cell table:formula="of:=([.B87]-[.F87])^2/[.F87]" office:value-type="float" office:value="5.98376895300768">
            <text:p>5,98</text:p>
          </table:table-cell>
          <table:table-cell table:formula="of:=([.C87]-[.G87])^2/[.G87]" office:value-type="float" office:value="1.13920911715817">
            <text:p>1,1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622">
            <text:p>622</text:p>
          </table:table-cell>
          <table:table-cell office:value-type="float" office:value="6778">
            <text:p>6778</text:p>
          </table:table-cell>
          <table:table-cell table:formula="of:=SUM([.B88:.C88])" office:value-type="float" office:value="7400">
            <text:p>7400</text:p>
          </table:table-cell>
          <table:table-cell/>
          <table:table-cell table:formula="of:=[.B$123]*[.$D88]/[.$D$123]" office:value-type="float" office:value="1183.51444914306">
            <text:p>1183,51</text:p>
          </table:table-cell>
          <table:table-cell table:formula="of:=[.C$123]*[.$D88]/[.$D$123]" office:value-type="float" office:value="6216.48555085694">
            <text:p>6216,49</text:p>
          </table:table-cell>
          <table:table-cell/>
          <table:table-cell table:formula="of:=([.B88]-[.F88])^2/[.F88]" office:value-type="float" office:value="266.408641503899">
            <text:p>266,41</text:p>
          </table:table-cell>
          <table:table-cell table:formula="of:=([.C88]-[.G88])^2/[.G88]" office:value-type="float" office:value="50.7197312721132">
            <text:p>50,7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659">
            <text:p>659</text:p>
          </table:table-cell>
          <table:table-cell office:value-type="float" office:value="4670">
            <text:p>4670</text:p>
          </table:table-cell>
          <table:table-cell table:formula="of:=SUM([.B89:.C89])" office:value-type="float" office:value="5329">
            <text:p>5329</text:p>
          </table:table-cell>
          <table:table-cell/>
          <table:table-cell table:formula="of:=[.B$123]*[.$D89]/[.$D$123]" office:value-type="float" office:value="852.290337768025">
            <text:p>852,29</text:p>
          </table:table-cell>
          <table:table-cell table:formula="of:=[.C$123]*[.$D89]/[.$D$123]" office:value-type="float" office:value="4476.70966223197">
            <text:p>4476,71</text:p>
          </table:table-cell>
          <table:table-cell/>
          <table:table-cell table:formula="of:=([.B89]-[.F89])^2/[.F89]" office:value-type="float" office:value="43.8361823651769">
            <text:p>43,84</text:p>
          </table:table-cell>
          <table:table-cell table:formula="of:=([.C89]-[.G89])^2/[.G89]" office:value-type="float" office:value="8.34567293690657">
            <text:p>8,35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14">
            <text:p>714</text:p>
          </table:table-cell>
          <table:table-cell office:value-type="float" office:value="5014">
            <text:p>5014</text:p>
          </table:table-cell>
          <table:table-cell table:formula="of:=SUM([.B90:.C90])" office:value-type="float" office:value="5728">
            <text:p>5728</text:p>
          </table:table-cell>
          <table:table-cell/>
          <table:table-cell table:formula="of:=[.B$123]*[.$D90]/[.$D$123]" office:value-type="float" office:value="916.104157390739">
            <text:p>916,1</text:p>
          </table:table-cell>
          <table:table-cell table:formula="of:=[.C$123]*[.$D90]/[.$D$123]" office:value-type="float" office:value="4811.89584260926">
            <text:p>4811,9</text:p>
          </table:table-cell>
          <table:table-cell/>
          <table:table-cell table:formula="of:=([.B90]-[.F90])^2/[.F90]" office:value-type="float" office:value="44.5867318744183">
            <text:p>44,59</text:p>
          </table:table-cell>
          <table:table-cell table:formula="of:=([.C90]-[.G90])^2/[.G90]" office:value-type="float" office:value="8.48856495872778">
            <text:p>8,4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82">
            <text:p>782</text:p>
          </table:table-cell>
          <table:table-cell office:value-type="float" office:value="4461">
            <text:p>4461</text:p>
          </table:table-cell>
          <table:table-cell table:formula="of:=SUM([.B91:.C91])" office:value-type="float" office:value="5243">
            <text:p>5243</text:p>
          </table:table-cell>
          <table:table-cell/>
          <table:table-cell table:formula="of:=[.B$123]*[.$D91]/[.$D$123]" office:value-type="float" office:value="838.535980656363">
            <text:p>838,54</text:p>
          </table:table-cell>
          <table:table-cell table:formula="of:=[.C$123]*[.$D91]/[.$D$123]" office:value-type="float" office:value="4404.46401934364">
            <text:p>4404,46</text:p>
          </table:table-cell>
          <table:table-cell/>
          <table:table-cell table:formula="of:=([.B91]-[.F91])^2/[.F91]" office:value-type="float" office:value="3.81178289603593">
            <text:p>3,81</text:p>
          </table:table-cell>
          <table:table-cell table:formula="of:=([.C91]-[.G91])^2/[.G91]" office:value-type="float" office:value="0.725699448273154">
            <text:p>0,73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13">
            <text:p>713</text:p>
          </table:table-cell>
          <table:table-cell office:value-type="float" office:value="5432">
            <text:p>5432</text:p>
          </table:table-cell>
          <table:table-cell table:formula="of:=SUM([.B92:.C92])" office:value-type="float" office:value="6145">
            <text:p>6145</text:p>
          </table:table-cell>
          <table:table-cell/>
          <table:table-cell table:formula="of:=[.B$123]*[.$D92]/[.$D$123]" office:value-type="float" office:value="982.796795943801">
            <text:p>982,8</text:p>
          </table:table-cell>
          <table:table-cell table:formula="of:=[.C$123]*[.$D92]/[.$D$123]" office:value-type="float" office:value="5162.2032040562">
            <text:p>5162,2</text:p>
          </table:table-cell>
          <table:table-cell/>
          <table:table-cell table:formula="of:=([.B92]-[.F92])^2/[.F92]" office:value-type="float" office:value="74.0644570698249">
            <text:p>74,06</text:p>
          </table:table-cell>
          <table:table-cell table:formula="of:=([.C92]-[.G92])^2/[.G92]" office:value-type="float" office:value="14.1006287866286">
            <text:p>14,1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820">
            <text:p>820</text:p>
          </table:table-cell>
          <table:table-cell office:value-type="float" office:value="4532">
            <text:p>4532</text:p>
          </table:table-cell>
          <table:table-cell table:formula="of:=SUM([.B93:.C93])" office:value-type="float" office:value="5352">
            <text:p>5352</text:p>
          </table:table-cell>
          <table:table-cell/>
          <table:table-cell table:formula="of:=[.B$123]*[.$D93]/[.$D$123]" office:value-type="float" office:value="855.96882862347">
            <text:p>855,97</text:p>
          </table:table-cell>
          <table:table-cell table:formula="of:=[.C$123]*[.$D93]/[.$D$123]" office:value-type="float" office:value="4496.03117137653">
            <text:p>4496,03</text:p>
          </table:table-cell>
          <table:table-cell/>
          <table:table-cell table:formula="of:=([.B93]-[.F93])^2/[.F93]" office:value-type="float" office:value="1.51145297501677">
            <text:p>1,51</text:p>
          </table:table-cell>
          <table:table-cell table:formula="of:=([.C93]-[.G93])^2/[.G93]" office:value-type="float" office:value="0.287755263082058">
            <text:p>0,2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877">
            <text:p>877</text:p>
          </table:table-cell>
          <table:table-cell office:value-type="float" office:value="7240">
            <text:p>7240</text:p>
          </table:table-cell>
          <table:table-cell table:formula="of:=SUM([.B94:.C94])" office:value-type="float" office:value="8117">
            <text:p>8117</text:p>
          </table:table-cell>
          <table:table-cell/>
          <table:table-cell table:formula="of:=[.B$123]*[.$D94]/[.$D$123]" office:value-type="float" office:value="1298.18740320193">
            <text:p>1298,19</text:p>
          </table:table-cell>
          <table:table-cell table:formula="of:=[.C$123]*[.$D94]/[.$D$123]" office:value-type="float" office:value="6818.81259679807">
            <text:p>6818,81</text:p>
          </table:table-cell>
          <table:table-cell/>
          <table:table-cell table:formula="of:=([.B94]-[.F94])^2/[.F94]" office:value-type="float" office:value="136.651170838998">
            <text:p>136,65</text:p>
          </table:table-cell>
          <table:table-cell table:formula="of:=([.C94]-[.G94])^2/[.G94]" office:value-type="float" office:value="26.016088006185">
            <text:p>26,0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39">
            <text:p>939</text:p>
          </table:table-cell>
          <table:table-cell office:value-type="float" office:value="5844">
            <text:p>5844</text:p>
          </table:table-cell>
          <table:table-cell table:formula="of:=SUM([.B95:.C95])" office:value-type="float" office:value="6783">
            <text:p>6783</text:p>
          </table:table-cell>
          <table:table-cell/>
          <table:table-cell table:formula="of:=[.B$123]*[.$D95]/[.$D$123]" office:value-type="float" office:value="1084.83493358614">
            <text:p>1084,83</text:p>
          </table:table-cell>
          <table:table-cell table:formula="of:=[.C$123]*[.$D95]/[.$D$123]" office:value-type="float" office:value="5698.16506641386">
            <text:p>5698,17</text:p>
          </table:table-cell>
          <table:table-cell/>
          <table:table-cell table:formula="of:=([.B95]-[.F95])^2/[.F95]" office:value-type="float" office:value="19.6046672130732">
            <text:p>19,6</text:p>
          </table:table-cell>
          <table:table-cell table:formula="of:=([.C95]-[.G95])^2/[.G95]" office:value-type="float" office:value="3.73239939633015">
            <text:p>3,73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465">
            <text:p>1465</text:p>
          </table:table-cell>
          <table:table-cell office:value-type="float" office:value="5111">
            <text:p>5111</text:p>
          </table:table-cell>
          <table:table-cell table:formula="of:=SUM([.B96:.C96])" office:value-type="float" office:value="6576">
            <text:p>6576</text:p>
          </table:table-cell>
          <table:table-cell/>
          <table:table-cell table:formula="of:=[.B$123]*[.$D96]/[.$D$123]" office:value-type="float" office:value="1051.72851588713">
            <text:p>1051,73</text:p>
          </table:table-cell>
          <table:table-cell table:formula="of:=[.C$123]*[.$D96]/[.$D$123]" office:value-type="float" office:value="5524.27148411287">
            <text:p>5524,27</text:p>
          </table:table-cell>
          <table:table-cell/>
          <table:table-cell table:formula="of:=([.B96]-[.F96])^2/[.F96]" office:value-type="float" office:value="162.392972141472">
            <text:p>162,39</text:p>
          </table:table-cell>
          <table:table-cell table:formula="of:=([.C96]-[.G96])^2/[.G96]" office:value-type="float" office:value="30.9168946660265">
            <text:p>30,9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22">
            <text:p>722</text:p>
          </table:table-cell>
          <table:table-cell office:value-type="float" office:value="4657">
            <text:p>4657</text:p>
          </table:table-cell>
          <table:table-cell table:formula="of:=SUM([.B97:.C97])" office:value-type="float" office:value="5379">
            <text:p>5379</text:p>
          </table:table-cell>
          <table:table-cell/>
          <table:table-cell table:formula="of:=[.B$123]*[.$D97]/[.$D$123]" office:value-type="float" office:value="860.287057018992">
            <text:p>860,29</text:p>
          </table:table-cell>
          <table:table-cell table:formula="of:=[.C$123]*[.$D97]/[.$D$123]" office:value-type="float" office:value="4518.71294298101">
            <text:p>4518,71</text:p>
          </table:table-cell>
          <table:table-cell/>
          <table:table-cell table:formula="of:=([.B97]-[.F97])^2/[.F97]" office:value-type="float" office:value="22.2289873861857">
            <text:p>22,23</text:p>
          </table:table-cell>
          <table:table-cell table:formula="of:=([.C97]-[.G97])^2/[.G97]" office:value-type="float" office:value="4.23202588442327">
            <text:p>4,23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876">
            <text:p>876</text:p>
          </table:table-cell>
          <table:table-cell office:value-type="float" office:value="4824">
            <text:p>4824</text:p>
          </table:table-cell>
          <table:table-cell table:formula="of:=SUM([.B98:.C98])" office:value-type="float" office:value="5700">
            <text:p>5700</text:p>
          </table:table-cell>
          <table:table-cell/>
          <table:table-cell table:formula="of:=[.B$123]*[.$D98]/[.$D$123]" office:value-type="float" office:value="911.625994610198">
            <text:p>911,63</text:p>
          </table:table-cell>
          <table:table-cell table:formula="of:=[.C$123]*[.$D98]/[.$D$123]" office:value-type="float" office:value="4788.3740053898">
            <text:p>4788,37</text:p>
          </table:table-cell>
          <table:table-cell/>
          <table:table-cell table:formula="of:=([.B98]-[.F98])^2/[.F98]" office:value-type="float" office:value="1.39225022045204">
            <text:p>1,39</text:p>
          </table:table-cell>
          <table:table-cell table:formula="of:=([.C98]-[.G98])^2/[.G98]" office:value-type="float" office:value="0.265061060505558">
            <text:p>0,27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429">
            <text:p>1429</text:p>
          </table:table-cell>
          <table:table-cell office:value-type="float" office:value="4105">
            <text:p>4105</text:p>
          </table:table-cell>
          <table:table-cell table:formula="of:=SUM([.B99:.C99])" office:value-type="float" office:value="5534">
            <text:p>5534</text:p>
          </table:table-cell>
          <table:table-cell/>
          <table:table-cell table:formula="of:=[.B$123]*[.$D99]/[.$D$123]" office:value-type="float" office:value="885.076886696989">
            <text:p>885,08</text:p>
          </table:table-cell>
          <table:table-cell table:formula="of:=[.C$123]*[.$D99]/[.$D$123]" office:value-type="float" office:value="4648.92311330301">
            <text:p>4648,92</text:p>
          </table:table-cell>
          <table:table-cell/>
          <table:table-cell table:formula="of:=([.B99]-[.F99])^2/[.F99]" office:value-type="float" office:value="334.26740391937">
            <text:p>334,27</text:p>
          </table:table-cell>
          <table:table-cell table:formula="of:=([.C99]-[.G99])^2/[.G99]" office:value-type="float" office:value="63.6389000150705">
            <text:p>63,6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863">
            <text:p>863</text:p>
          </table:table-cell>
          <table:table-cell office:value-type="float" office:value="5748">
            <text:p>5748</text:p>
          </table:table-cell>
          <table:table-cell table:formula="of:=SUM([.B100:.C100])" office:value-type="float" office:value="6611">
            <text:p>6611</text:p>
          </table:table-cell>
          <table:table-cell/>
          <table:table-cell table:formula="of:=[.B$123]*[.$D100]/[.$D$123]" office:value-type="float" office:value="1057.32621936281">
            <text:p>1057,33</text:p>
          </table:table-cell>
          <table:table-cell table:formula="of:=[.C$123]*[.$D100]/[.$D$123]" office:value-type="float" office:value="5553.67378063719">
            <text:p>5553,67</text:p>
          </table:table-cell>
          <table:table-cell/>
          <table:table-cell table:formula="of:=([.B100]-[.F100])^2/[.F100]" office:value-type="float" office:value="35.7152587728322">
            <text:p>35,72</text:p>
          </table:table-cell>
          <table:table-cell table:formula="of:=([.C100]-[.G100])^2/[.G100]" office:value-type="float" office:value="6.79958546782173">
            <text:p>6,8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17">
            <text:p>917</text:p>
          </table:table-cell>
          <table:table-cell office:value-type="float" office:value="5783">
            <text:p>5783</text:p>
          </table:table-cell>
          <table:table-cell table:formula="of:=SUM([.B101:.C101])" office:value-type="float" office:value="6700">
            <text:p>6700</text:p>
          </table:table-cell>
          <table:table-cell/>
          <table:table-cell table:formula="of:=[.B$123]*[.$D101]/[.$D$123]" office:value-type="float" office:value="1071.56037962953">
            <text:p>1071,56</text:p>
          </table:table-cell>
          <table:table-cell table:formula="of:=[.C$123]*[.$D101]/[.$D$123]" office:value-type="float" office:value="5628.43962037047">
            <text:p>5628,44</text:p>
          </table:table-cell>
          <table:table-cell/>
          <table:table-cell table:formula="of:=([.B101]-[.F101])^2/[.F101]" office:value-type="float" office:value="22.2935743102818">
            <text:p>22,29</text:p>
          </table:table-cell>
          <table:table-cell table:formula="of:=([.C101]-[.G101])^2/[.G101]" office:value-type="float" office:value="4.24432215009749">
            <text:p>4,2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678">
            <text:p>678</text:p>
          </table:table-cell>
          <table:table-cell office:value-type="float" office:value="6073">
            <text:p>6073</text:p>
          </table:table-cell>
          <table:table-cell table:formula="of:=SUM([.B102:.C102])" office:value-type="float" office:value="6751">
            <text:p>6751</text:p>
          </table:table-cell>
          <table:table-cell/>
          <table:table-cell table:formula="of:=[.B$123]*[.$D102]/[.$D$123]" office:value-type="float" office:value="1079.71703326552">
            <text:p>1079,72</text:p>
          </table:table-cell>
          <table:table-cell table:formula="of:=[.C$123]*[.$D102]/[.$D$123]" office:value-type="float" office:value="5671.28296673448">
            <text:p>5671,28</text:p>
          </table:table-cell>
          <table:table-cell/>
          <table:table-cell table:formula="of:=([.B102]-[.F102])^2/[.F102]" office:value-type="float" office:value="149.461914412499">
            <text:p>149,46</text:p>
          </table:table-cell>
          <table:table-cell table:formula="of:=([.C102]-[.G102])^2/[.G102]" office:value-type="float" office:value="28.4550384387836">
            <text:p>28,46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10">
            <text:p>910</text:p>
          </table:table-cell>
          <table:table-cell office:value-type="float" office:value="4318">
            <text:p>4318</text:p>
          </table:table-cell>
          <table:table-cell table:formula="of:=SUM([.B103:.C103])" office:value-type="float" office:value="5228">
            <text:p>5228</text:p>
          </table:table-cell>
          <table:table-cell/>
          <table:table-cell table:formula="of:=[.B$123]*[.$D103]/[.$D$123]" office:value-type="float" office:value="836.136964881073">
            <text:p>836,14</text:p>
          </table:table-cell>
          <table:table-cell table:formula="of:=[.C$123]*[.$D103]/[.$D$123]" office:value-type="float" office:value="4391.86303511893">
            <text:p>4391,86</text:p>
          </table:table-cell>
          <table:table-cell/>
          <table:table-cell table:formula="of:=([.B103]-[.F103])^2/[.F103]" office:value-type="float" office:value="6.52494529739618">
            <text:p>6,52</text:p>
          </table:table-cell>
          <table:table-cell table:formula="of:=([.C103]-[.G103])^2/[.G103]" office:value-type="float" office:value="1.24224000460708">
            <text:p>1,2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068">
            <text:p>1068</text:p>
          </table:table-cell>
          <table:table-cell office:value-type="float" office:value="5576">
            <text:p>5576</text:p>
          </table:table-cell>
          <table:table-cell table:formula="of:=SUM([.B104:.C104])" office:value-type="float" office:value="6644">
            <text:p>6644</text:p>
          </table:table-cell>
          <table:table-cell/>
          <table:table-cell table:formula="of:=[.B$123]*[.$D104]/[.$D$123]" office:value-type="float" office:value="1062.60405406845">
            <text:p>1062,6</text:p>
          </table:table-cell>
          <table:table-cell table:formula="of:=[.C$123]*[.$D104]/[.$D$123]" office:value-type="float" office:value="5581.39594593155">
            <text:p>5581,4</text:p>
          </table:table-cell>
          <table:table-cell/>
          <table:table-cell table:formula="of:=([.B104]-[.F104])^2/[.F104]" office:value-type="float" office:value="0.0274008294855935">
            <text:p>0,03</text:p>
          </table:table-cell>
          <table:table-cell table:formula="of:=([.C104]-[.G104])^2/[.G104]" office:value-type="float" office:value="0.0052166577641667">
            <text:p>0,01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05">
            <text:p>905</text:p>
          </table:table-cell>
          <table:table-cell office:value-type="float" office:value="4525">
            <text:p>4525</text:p>
          </table:table-cell>
          <table:table-cell table:formula="of:=SUM([.B105:.C105])" office:value-type="float" office:value="5430">
            <text:p>5430</text:p>
          </table:table-cell>
          <table:table-cell/>
          <table:table-cell table:formula="of:=[.B$123]*[.$D105]/[.$D$123]" office:value-type="float" office:value="868.443710654978">
            <text:p>868,44</text:p>
          </table:table-cell>
          <table:table-cell table:formula="of:=[.C$123]*[.$D105]/[.$D$123]" office:value-type="float" office:value="4561.55628934502">
            <text:p>4561,56</text:p>
          </table:table-cell>
          <table:table-cell/>
          <table:table-cell table:formula="of:=([.B105]-[.F105])^2/[.F105]" office:value-type="float" office:value="1.53880127667582">
            <text:p>1,54</text:p>
          </table:table-cell>
          <table:table-cell table:formula="of:=([.C105]-[.G105])^2/[.G105]" office:value-type="float" office:value="0.29296192043019">
            <text:p>0,2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664">
            <text:p>664</text:p>
          </table:table-cell>
          <table:table-cell office:value-type="float" office:value="5906">
            <text:p>5906</text:p>
          </table:table-cell>
          <table:table-cell table:formula="of:=SUM([.B106:.C106])" office:value-type="float" office:value="6570">
            <text:p>6570</text:p>
          </table:table-cell>
          <table:table-cell/>
          <table:table-cell table:formula="of:=[.B$123]*[.$D106]/[.$D$123]" office:value-type="float" office:value="1050.76890957702">
            <text:p>1050,77</text:p>
          </table:table-cell>
          <table:table-cell table:formula="of:=[.C$123]*[.$D106]/[.$D$123]" office:value-type="float" office:value="5519.23109042298">
            <text:p>5519,23</text:p>
          </table:table-cell>
          <table:table-cell/>
          <table:table-cell table:formula="of:=([.B106]-[.F106])^2/[.F106]" office:value-type="float" office:value="142.362595668739">
            <text:p>142,36</text:p>
          </table:table-cell>
          <table:table-cell table:formula="of:=([.C106]-[.G106])^2/[.G106]" office:value-type="float" office:value="27.103447376024">
            <text:p>27,1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71">
            <text:p>971</text:p>
          </table:table-cell>
          <table:table-cell office:value-type="float" office:value="5189">
            <text:p>5189</text:p>
          </table:table-cell>
          <table:table-cell table:formula="of:=SUM([.B107:.C107])" office:value-type="float" office:value="6160">
            <text:p>6160</text:p>
          </table:table-cell>
          <table:table-cell/>
          <table:table-cell table:formula="of:=[.B$123]*[.$D107]/[.$D$123]" office:value-type="float" office:value="985.195811719091">
            <text:p>985,2</text:p>
          </table:table-cell>
          <table:table-cell table:formula="of:=[.C$123]*[.$D107]/[.$D$123]" office:value-type="float" office:value="5174.80418828091">
            <text:p>5174,8</text:p>
          </table:table-cell>
          <table:table-cell/>
          <table:table-cell table:formula="of:=([.B107]-[.F107])^2/[.F107]" office:value-type="float" office:value="0.20454925606337">
            <text:p>0,2</text:p>
          </table:table-cell>
          <table:table-cell table:formula="of:=([.C107]-[.G107])^2/[.G107]" office:value-type="float" office:value="0.0389427431515711">
            <text:p>0,0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365">
            <text:p>1365</text:p>
          </table:table-cell>
          <table:table-cell office:value-type="float" office:value="5327">
            <text:p>5327</text:p>
          </table:table-cell>
          <table:table-cell table:formula="of:=SUM([.B108:.C108])" office:value-type="float" office:value="6692">
            <text:p>6692</text:p>
          </table:table-cell>
          <table:table-cell/>
          <table:table-cell table:formula="of:=[.B$123]*[.$D108]/[.$D$123]" office:value-type="float" office:value="1070.28090454938">
            <text:p>1070,28</text:p>
          </table:table-cell>
          <table:table-cell table:formula="of:=[.C$123]*[.$D108]/[.$D$123]" office:value-type="float" office:value="5621.71909545062">
            <text:p>5621,72</text:p>
          </table:table-cell>
          <table:table-cell/>
          <table:table-cell table:formula="of:=([.B108]-[.F108])^2/[.F108]" office:value-type="float" office:value="81.155652552546">
            <text:p>81,16</text:p>
          </table:table-cell>
          <table:table-cell table:formula="of:=([.C108]-[.G108])^2/[.G108]" office:value-type="float" office:value="15.4506733169085">
            <text:p>15,45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440">
            <text:p>440</text:p>
          </table:table-cell>
          <table:table-cell office:value-type="float" office:value="4436">
            <text:p>4436</text:p>
          </table:table-cell>
          <table:table-cell table:formula="of:=SUM([.B109:.C109])" office:value-type="float" office:value="4876">
            <text:p>4876</text:p>
          </table:table-cell>
          <table:table-cell/>
          <table:table-cell table:formula="of:=[.B$123]*[.$D109]/[.$D$123]" office:value-type="float" office:value="779.840061354268">
            <text:p>779,84</text:p>
          </table:table-cell>
          <table:table-cell table:formula="of:=[.C$123]*[.$D109]/[.$D$123]" office:value-type="float" office:value="4096.15993864573">
            <text:p>4096,16</text:p>
          </table:table-cell>
          <table:table-cell/>
          <table:table-cell table:formula="of:=([.B109]-[.F109])^2/[.F109]" office:value-type="float" office:value="148.096094346206">
            <text:p>148,1</text:p>
          </table:table-cell>
          <table:table-cell table:formula="of:=([.C109]-[.G109])^2/[.G109]" office:value-type="float" office:value="28.1950092357615">
            <text:p>28,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065">
            <text:p>1065</text:p>
          </table:table-cell>
          <table:table-cell office:value-type="float" office:value="5411">
            <text:p>5411</text:p>
          </table:table-cell>
          <table:table-cell table:formula="of:=SUM([.B110:.C110])" office:value-type="float" office:value="6476">
            <text:p>6476</text:p>
          </table:table-cell>
          <table:table-cell/>
          <table:table-cell table:formula="of:=[.B$123]*[.$D110]/[.$D$123]" office:value-type="float" office:value="1035.7350773852">
            <text:p>1035,74</text:p>
          </table:table-cell>
          <table:table-cell table:formula="of:=[.C$123]*[.$D110]/[.$D$123]" office:value-type="float" office:value="5440.2649226148">
            <text:p>5440,26</text:p>
          </table:table-cell>
          <table:table-cell/>
          <table:table-cell table:formula="of:=([.B110]-[.F110])^2/[.F110]" office:value-type="float" office:value="0.826886830764054">
            <text:p>0,83</text:p>
          </table:table-cell>
          <table:table-cell table:formula="of:=([.C110]-[.G110])^2/[.G110]" office:value-type="float" office:value="0.157425365829165">
            <text:p>0,16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182">
            <text:p>1182</text:p>
          </table:table-cell>
          <table:table-cell office:value-type="float" office:value="4945">
            <text:p>4945</text:p>
          </table:table-cell>
          <table:table-cell table:formula="of:=SUM([.B111:.C111])" office:value-type="float" office:value="6127">
            <text:p>6127</text:p>
          </table:table-cell>
          <table:table-cell/>
          <table:table-cell table:formula="of:=[.B$123]*[.$D111]/[.$D$123]" office:value-type="float" office:value="979.917977013453">
            <text:p>979,92</text:p>
          </table:table-cell>
          <table:table-cell table:formula="of:=[.C$123]*[.$D111]/[.$D$123]" office:value-type="float" office:value="5147.08202298655">
            <text:p>5147,08</text:p>
          </table:table-cell>
          <table:table-cell/>
          <table:table-cell table:formula="of:=([.B111]-[.F111])^2/[.F111]" office:value-type="float" office:value="41.6740431059309">
            <text:p>41,67</text:p>
          </table:table-cell>
          <table:table-cell table:formula="of:=([.C111]-[.G111])^2/[.G111]" office:value-type="float" office:value="7.93403793294124">
            <text:p>7,93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280">
            <text:p>1280</text:p>
          </table:table-cell>
          <table:table-cell office:value-type="float" office:value="5875">
            <text:p>5875</text:p>
          </table:table-cell>
          <table:table-cell table:formula="of:=SUM([.B112:.C112])" office:value-type="float" office:value="7155">
            <text:p>7155</text:p>
          </table:table-cell>
          <table:table-cell/>
          <table:table-cell table:formula="of:=[.B$123]*[.$D112]/[.$D$123]" office:value-type="float" office:value="1144.33052481333">
            <text:p>1144,33</text:p>
          </table:table-cell>
          <table:table-cell table:formula="of:=[.C$123]*[.$D112]/[.$D$123]" office:value-type="float" office:value="6010.66947518667">
            <text:p>6010,67</text:p>
          </table:table-cell>
          <table:table-cell/>
          <table:table-cell table:formula="of:=([.B112]-[.F112])^2/[.F112]" office:value-type="float" office:value="16.0846941493846">
            <text:p>16,08</text:p>
          </table:table-cell>
          <table:table-cell table:formula="of:=([.C112]-[.G112])^2/[.G112]" office:value-type="float" office:value="3.06225563947775">
            <text:p>3,06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32">
            <text:p>932</text:p>
          </table:table-cell>
          <table:table-cell office:value-type="float" office:value="6616">
            <text:p>6616</text:p>
          </table:table-cell>
          <table:table-cell table:formula="of:=SUM([.B113:.C113])" office:value-type="float" office:value="7548">
            <text:p>7548</text:p>
          </table:table-cell>
          <table:table-cell/>
          <table:table-cell table:formula="of:=[.B$123]*[.$D113]/[.$D$123]" office:value-type="float" office:value="1207.18473812593">
            <text:p>1207,18</text:p>
          </table:table-cell>
          <table:table-cell table:formula="of:=[.C$123]*[.$D113]/[.$D$123]" office:value-type="float" office:value="6340.81526187408">
            <text:p>6340,82</text:p>
          </table:table-cell>
          <table:table-cell/>
          <table:table-cell table:formula="of:=([.B113]-[.F113])^2/[.F113]" office:value-type="float" office:value="62.7299515192635">
            <text:p>62,73</text:p>
          </table:table-cell>
          <table:table-cell table:formula="of:=([.C113]-[.G113])^2/[.G113]" office:value-type="float" office:value="11.9427292816369">
            <text:p>11,94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078">
            <text:p>1078</text:p>
          </table:table-cell>
          <table:table-cell office:value-type="float" office:value="5369">
            <text:p>5369</text:p>
          </table:table-cell>
          <table:table-cell table:formula="of:=SUM([.B114:.C114])" office:value-type="float" office:value="6447">
            <text:p>6447</text:p>
          </table:table-cell>
          <table:table-cell/>
          <table:table-cell table:formula="of:=[.B$123]*[.$D114]/[.$D$123]" office:value-type="float" office:value="1031.09698021964">
            <text:p>1031,1</text:p>
          </table:table-cell>
          <table:table-cell table:formula="of:=[.C$123]*[.$D114]/[.$D$123]" office:value-type="float" office:value="5415.90301978036">
            <text:p>5415,9</text:p>
          </table:table-cell>
          <table:table-cell/>
          <table:table-cell table:formula="of:=([.B114]-[.F114])^2/[.F114]" office:value-type="float" office:value="2.13354641388654">
            <text:p>2,13</text:p>
          </table:table-cell>
          <table:table-cell table:formula="of:=([.C114]-[.G114])^2/[.G114]" office:value-type="float" office:value="0.406191406397468">
            <text:p>0,41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150">
            <text:p>1150</text:p>
          </table:table-cell>
          <table:table-cell office:value-type="float" office:value="4517">
            <text:p>4517</text:p>
          </table:table-cell>
          <table:table-cell table:formula="of:=SUM([.B115:.C115])" office:value-type="float" office:value="5667">
            <text:p>5667</text:p>
          </table:table-cell>
          <table:table-cell/>
          <table:table-cell table:formula="of:=[.B$123]*[.$D115]/[.$D$123]" office:value-type="float" office:value="906.34815990456">
            <text:p>906,35</text:p>
          </table:table-cell>
          <table:table-cell table:formula="of:=[.C$123]*[.$D115]/[.$D$123]" office:value-type="float" office:value="4760.65184009544">
            <text:p>4760,65</text:p>
          </table:table-cell>
          <table:table-cell/>
          <table:table-cell table:formula="of:=([.B115]-[.F115])^2/[.F115]" office:value-type="float" office:value="65.5004575594275">
            <text:p>65,5</text:p>
          </table:table-cell>
          <table:table-cell table:formula="of:=([.C115]-[.G115])^2/[.G115]" office:value-type="float" office:value="12.4701871037693">
            <text:p>12,47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950">
            <text:p>950</text:p>
          </table:table-cell>
          <table:table-cell office:value-type="float" office:value="5431">
            <text:p>5431</text:p>
          </table:table-cell>
          <table:table-cell table:formula="of:=SUM([.B116:.C116])" office:value-type="float" office:value="6381">
            <text:p>6381</text:p>
          </table:table-cell>
          <table:table-cell/>
          <table:table-cell table:formula="of:=[.B$123]*[.$D116]/[.$D$123]" office:value-type="float" office:value="1020.54131080836">
            <text:p>1020,54</text:p>
          </table:table-cell>
          <table:table-cell table:formula="of:=[.C$123]*[.$D116]/[.$D$123]" office:value-type="float" office:value="5360.45868919164">
            <text:p>5360,46</text:p>
          </table:table-cell>
          <table:table-cell/>
          <table:table-cell table:formula="of:=([.B116]-[.F116])^2/[.F116]" office:value-type="float" office:value="4.87591876767895">
            <text:p>4,88</text:p>
          </table:table-cell>
          <table:table-cell table:formula="of:=([.C116]-[.G116])^2/[.G116]" office:value-type="float" office:value="0.928293047122168">
            <text:p>0,93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68">
            <text:p>768</text:p>
          </table:table-cell>
          <table:table-cell office:value-type="float" office:value="4749">
            <text:p>4749</text:p>
          </table:table-cell>
          <table:table-cell table:formula="of:=SUM([.B117:.C117])" office:value-type="float" office:value="5517">
            <text:p>5517</text:p>
          </table:table-cell>
          <table:table-cell/>
          <table:table-cell table:formula="of:=[.B$123]*[.$D117]/[.$D$123]" office:value-type="float" office:value="882.35800215166">
            <text:p>882,36</text:p>
          </table:table-cell>
          <table:table-cell table:formula="of:=[.C$123]*[.$D117]/[.$D$123]" office:value-type="float" office:value="4634.64199784834">
            <text:p>4634,64</text:p>
          </table:table-cell>
          <table:table-cell/>
          <table:table-cell table:formula="of:=([.B117]-[.F117])^2/[.F117]" office:value-type="float" office:value="14.8213679982825">
            <text:p>14,82</text:p>
          </table:table-cell>
          <table:table-cell table:formula="of:=([.C117]-[.G117])^2/[.G117]" office:value-type="float" office:value="2.8217395566239">
            <text:p>2,82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232">
            <text:p>1232</text:p>
          </table:table-cell>
          <table:table-cell office:value-type="float" office:value="6187">
            <text:p>6187</text:p>
          </table:table-cell>
          <table:table-cell table:formula="of:=SUM([.B118:.C118])" office:value-type="float" office:value="7419">
            <text:p>7419</text:p>
          </table:table-cell>
          <table:table-cell/>
          <table:table-cell table:formula="of:=[.B$123]*[.$D118]/[.$D$123]" office:value-type="float" office:value="1186.55320245843">
            <text:p>1186,55</text:p>
          </table:table-cell>
          <table:table-cell table:formula="of:=[.C$123]*[.$D118]/[.$D$123]" office:value-type="float" office:value="6232.44679754157">
            <text:p>6232,45</text:p>
          </table:table-cell>
          <table:table-cell/>
          <table:table-cell table:formula="of:=([.B118]-[.F118])^2/[.F118]" office:value-type="float" office:value="1.74068166729059">
            <text:p>1,74</text:p>
          </table:table-cell>
          <table:table-cell table:formula="of:=([.C118]-[.G118])^2/[.G118]" office:value-type="float" office:value="0.331396556421309">
            <text:p>0,33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155">
            <text:p>1155</text:p>
          </table:table-cell>
          <table:table-cell office:value-type="float" office:value="5192">
            <text:p>5192</text:p>
          </table:table-cell>
          <table:table-cell table:formula="of:=SUM([.B119:.C119])" office:value-type="float" office:value="6347">
            <text:p>6347</text:p>
          </table:table-cell>
          <table:table-cell/>
          <table:table-cell table:formula="of:=[.B$123]*[.$D119]/[.$D$123]" office:value-type="float" office:value="1015.10354171771">
            <text:p>1015,1</text:p>
          </table:table-cell>
          <table:table-cell table:formula="of:=[.C$123]*[.$D119]/[.$D$123]" office:value-type="float" office:value="5331.89645828229">
            <text:p>5331,9</text:p>
          </table:table-cell>
          <table:table-cell/>
          <table:table-cell table:formula="of:=([.B119]-[.F119])^2/[.F119]" office:value-type="float" office:value="19.2798253927993">
            <text:p>19,28</text:p>
          </table:table-cell>
          <table:table-cell table:formula="of:=([.C119]-[.G119])^2/[.G119]" office:value-type="float" office:value="3.67055496914778">
            <text:p>3,67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346">
            <text:p>1346</text:p>
          </table:table-cell>
          <table:table-cell office:value-type="float" office:value="5288">
            <text:p>5288</text:p>
          </table:table-cell>
          <table:table-cell table:formula="of:=SUM([.B120:.C120])" office:value-type="float" office:value="6634">
            <text:p>6634</text:p>
          </table:table-cell>
          <table:table-cell/>
          <table:table-cell table:formula="of:=[.B$123]*[.$D120]/[.$D$123]" office:value-type="float" office:value="1061.00471021826">
            <text:p>1061</text:p>
          </table:table-cell>
          <table:table-cell table:formula="of:=[.C$123]*[.$D120]/[.$D$123]" office:value-type="float" office:value="5572.99528978175">
            <text:p>5573</text:p>
          </table:table-cell>
          <table:table-cell/>
          <table:table-cell table:formula="of:=([.B120]-[.F120])^2/[.F120]" office:value-type="float" office:value="76.5522663712519">
            <text:p>76,55</text:p>
          </table:table-cell>
          <table:table-cell table:formula="of:=([.C120]-[.G120])^2/[.G120]" office:value-type="float" office:value="14.5742658973181">
            <text:p>14,57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005">
            <text:p>1005</text:p>
          </table:table-cell>
          <table:table-cell office:value-type="float" office:value="5039">
            <text:p>5039</text:p>
          </table:table-cell>
          <table:table-cell table:formula="of:=SUM([.B121:.C121])" office:value-type="float" office:value="6044">
            <text:p>6044</text:p>
          </table:table-cell>
          <table:table-cell/>
          <table:table-cell table:formula="of:=[.B$123]*[.$D121]/[.$D$123]" office:value-type="float" office:value="966.643423056849">
            <text:p>966,64</text:p>
          </table:table-cell>
          <table:table-cell table:formula="of:=[.C$123]*[.$D121]/[.$D$123]" office:value-type="float" office:value="5077.35657694315">
            <text:p>5077,36</text:p>
          </table:table-cell>
          <table:table-cell/>
          <table:table-cell table:formula="of:=([.B121]-[.F121])^2/[.F121]" office:value-type="float" office:value="1.52199555668976">
            <text:p>1,52</text:p>
          </table:table-cell>
          <table:table-cell table:formula="of:=([.C121]-[.G121])^2/[.G121]" office:value-type="float" office:value="0.289762393580336">
            <text:p>0,29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1295">
            <text:p>1295</text:p>
          </table:table-cell>
          <table:table-cell office:value-type="float" office:value="4759">
            <text:p>4759</text:p>
          </table:table-cell>
          <table:table-cell table:formula="of:=SUM([.B122:.C122])" office:value-type="float" office:value="6054">
            <text:p>6054</text:p>
          </table:table-cell>
          <table:table-cell/>
          <table:table-cell table:style-name="ce10" table:formula="of:=[.B$123]*[.$D122]/[.$D$123]" office:value-type="float" office:value="968.242766907042">
            <text:p>968,24</text:p>
          </table:table-cell>
          <table:table-cell table:style-name="ce10" table:formula="of:=[.C$123]*[.$D122]/[.$D$123]" office:value-type="float" office:value="5085.75723309296">
            <text:p>5085,76</text:p>
          </table:table-cell>
          <table:table-cell/>
          <table:table-cell table:style-name="ce15" table:formula="of:=([.B122]-[.F122])^2/[.F122]" office:value-type="float" office:value="110.272230299879">
            <text:p>110,27</text:p>
          </table:table-cell>
          <table:table-cell table:style-name="ce15" table:formula="of:=([.C122]-[.G122])^2/[.G122]" office:value-type="float" office:value="20.9939807358111">
            <text:p>20,99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SUMA</text:p>
          </table:table-cell>
          <table:table-cell table:style-name="ce7" table:formula="of:=SUM([.B39:.B122])" office:value-type="float" office:value="75074">
            <text:p>75074</text:p>
          </table:table-cell>
          <table:table-cell table:style-name="ce10" table:formula="of:=SUM([.C39:.C122])" office:value-type="float" office:value="394331">
            <text:p>394331</text:p>
          </table:table-cell>
          <table:table-cell table:style-name="ce10" table:formula="of:=SUM([.D39:.D122])" office:value-type="float" office:value="469405">
            <text:p>46940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4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G39:Sheet1.G1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11:3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ina Mas i Carreras</meta:initial-creator>
    <meta:creation-date>2010-05-21T23:08:31.22</meta:creation-date>
    <dc:date>2010-05-30T11:38:21.99</dc:date>
    <dc:creator>Aina Mas i Carreras</dc:creator>
    <meta:editing-duration>PT03H45M28S</meta:editing-duration>
    <meta:editing-cycles>6</meta:editing-cycles>
    <meta:generator>OpenOffice.org/3.2$Win32 OpenOffice.org_project/320m12$Build-9483</meta:generator>
    <meta:document-statistic meta:table-count="3" meta:cell-count="83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7cm" svg:height="8.877cm" xlink:href=".." chart:class="chart:scatter" chart:style-name="ch1">
        <chart:title svg:x="3.783cm" svg:y="0.178cm" chart:style-name="ch2">
          <text:p>DIAGRAMA DE DISPERSIÓ</text:p>
        </chart:title>
        <chart:plot-area chart:style-name="ch3" table:cell-range-address="Sheet1.B39:Sheet1.B122" chart:data-source-has-labels="both" svg:x="0.321cm" svg:y="0.858cm" svg:width="12.488cm" svg:height="7.866cm">
          <chart:axis chart:dimension="x" chart:name="primary-x" chart:style-name="ch4">
            <chart:title svg:x="4.072cm" svg:y="8.303cm" chart:style-name="ch5">
              <text:p>Habitatges Iniciats (unitats habitatges)</text:p>
            </chart:title>
            <chart:categories table:cell-range-address="Sheet1.B40:Sheet1.B122"/>
          </chart:axis>
          <chart:axis chart:dimension="y" chart:name="primary-y" chart:style-name="ch4">
            <chart:title svg:x="0.262cm" svg:y="6.198cm" chart:style-name="ch6">
              <text:p>Consum Elèctric (MWh)</text:p>
            </chart:title>
            <chart:grid chart:style-name="ch7" chart:class="major"/>
          </chart:axis>
          <chart:series chart:style-name="ch8" chart:values-cell-range-address="Sheet1.B39:Sheet1.B122" chart:label-cell-address="Sheet1.B39:Sheet1.B39" chart:class="chart:scatter">
            <chart:domain table:cell-range-address="Sheet1.B39:Sheet1.B122"/>
            <chart:regression-curve chart:style-name="ch9"/>
            <chart:data-point chart:repeated="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B39:Sheet1.B39">1198</text:p>
              </table:table-cell>
            </table:table-row>
          </table:table-header-rows>
          <table:table-rows>
            <table:table-row>
              <table:table-cell office:value-type="string">
                <text:p text:id="Sheet1.B40:Sheet1.B122">1186</text:p>
              </table:table-cell>
              <table:table-cell office:value-type="float" office:value="1198">
                <text:p text:id="Sheet1.B39:Sheet1.B122">1198</text:p>
              </table:table-cell>
              <table:table-cell office:value-type="float" office:value="1198">
                <text:p text:id="Sheet1.B39:Sheet1.B122">119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6">
                <text:p>118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62">
                <text:p>86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60">
                <text:p>116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47">
                <text:p>84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45">
                <text:p>94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27">
                <text:p>1127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04">
                <text:p>120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43">
                <text:p>54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39">
                <text:p>93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917">
                <text:p>91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73">
                <text:p>1373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35">
                <text:p>1335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91">
                <text:p>99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42">
                <text:p>104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76">
                <text:p>97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35">
                <text:p>73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59">
                <text:p>1359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14">
                <text:p>81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09">
                <text:p>110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4">
                <text:p>85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27">
                <text:p>82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97">
                <text:p>5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25">
                <text:p>162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67">
                <text:p>166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34">
                <text:p>113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3">
                <text:p>70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83">
                <text:p>58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74">
                <text:p>77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46">
                <text:p>74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8">
                <text:p>65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83">
                <text:p>58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62">
                <text:p>76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49">
                <text:p>84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75">
                <text:p>67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22">
                <text:p>62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9">
                <text:p>65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14">
                <text:p>71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82">
                <text:p>78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13">
                <text:p>71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77">
                <text:p>877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939">
                <text:p>93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65">
                <text:p>146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76">
                <text:p>87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29">
                <text:p>1429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17">
                <text:p>91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78">
                <text:p>67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10">
                <text:p>91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68">
                <text:p>1068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05">
                <text:p>90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64">
                <text:p>66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971">
                <text:p>97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65">
                <text:p>136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65">
                <text:p>106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80">
                <text:p>128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32">
                <text:p>93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78">
                <text:p>107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68">
                <text:p>76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32">
                <text:p>123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55">
                <text:p>1155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346">
                <text:p>1346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05">
                <text:p>100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/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